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inconsolata" svg:font-family="inconsolata, sans-serif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c91dd" officeooo:paragraph-rsid="005c91dd"/>
    </style:style>
    <style:style style:name="P2" style:family="paragraph" style:parent-style-name="Text_20_body">
      <style:text-properties officeooo:rsid="005c91dd" officeooo:paragraph-rsid="0076eb9f"/>
    </style:style>
    <style:style style:name="P3" style:family="paragraph" style:parent-style-name="Text_20_body">
      <style:text-properties officeooo:rsid="006810b5" officeooo:paragraph-rsid="00608716"/>
    </style:style>
    <style:style style:name="P4" style:family="paragraph" style:parent-style-name="Text_20_body">
      <style:text-properties fo:font-style="italic" officeooo:rsid="00cc610f" officeooo:paragraph-rsid="00cc610f" style:font-style-asian="italic" style:font-style-complex="italic"/>
    </style:style>
    <style:style style:name="P5" style:family="paragraph" style:parent-style-name="Text_20_body">
      <style:text-properties fo:font-style="italic" fo:font-weight="normal" officeooo:rsid="00dd3f97" officeooo:paragraph-rsid="00dd3f97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fo:font-style="normal" fo:font-weight="normal" officeooo:rsid="00cd76d4" officeooo:paragraph-rsid="00cd76d4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normal" officeooo:rsid="00daa966" officeooo:paragraph-rsid="00daa966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rsid="00dd3f97" officeooo:paragraph-rsid="00dd3f97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0de7b2e" officeooo:paragraph-rsid="00de7b2e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officeooo:paragraph-rsid="00e03516" style:font-style-asian="normal" style:font-style-complex="normal"/>
    </style:style>
    <style:style style:name="P11" style:family="paragraph" style:parent-style-name="Text_20_body">
      <style:text-properties fo:font-style="normal" officeooo:rsid="00e03516" officeooo:paragraph-rsid="00e56bfd" style:font-style-asian="normal" style:font-style-complex="normal"/>
    </style:style>
    <style:style style:name="P12" style:family="paragraph" style:parent-style-name="Text_20_body">
      <style:text-properties fo:font-style="normal" officeooo:rsid="00e03516" officeooo:paragraph-rsid="00e5cefd" style:font-style-asian="normal" style:font-style-complex="normal"/>
    </style:style>
    <style:style style:name="P13" style:family="paragraph" style:parent-style-name="Text_20_body">
      <style:text-properties fo:font-style="normal" officeooo:rsid="00e12903" officeooo:paragraph-rsid="00e12903" style:font-style-asian="normal" style:font-style-complex="normal"/>
    </style:style>
    <style:style style:name="P14" style:family="paragraph" style:parent-style-name="Text_20_body">
      <style:text-properties fo:font-style="normal" officeooo:rsid="00e41927" officeooo:paragraph-rsid="00e41927" style:font-style-asian="normal" style:font-style-complex="normal"/>
    </style:style>
    <style:style style:name="P15" style:family="paragraph" style:parent-style-name="Text_20_body">
      <style:text-properties fo:font-style="normal" officeooo:rsid="00e5cefd" officeooo:paragraph-rsid="00e5cefd" style:font-style-asian="normal" style:font-style-complex="normal"/>
    </style:style>
    <style:style style:name="P16" style:family="paragraph" style:parent-style-name="Text_20_body">
      <style:text-properties fo:font-style="normal" style:text-underline-style="none" officeooo:rsid="00e5cefd" officeooo:paragraph-rsid="00e5cefd" style:font-style-asian="normal" style:font-style-complex="normal"/>
    </style:style>
    <style:style style:name="P17" style:family="paragraph" style:parent-style-name="Text_20_body">
      <style:text-properties officeooo:rsid="007dddbd" officeooo:paragraph-rsid="008b0c85"/>
    </style:style>
    <style:style style:name="P18" style:family="paragraph" style:parent-style-name="Text_20_body">
      <style:text-properties style:font-name="Times New Roman1" fo:font-size="12pt" fo:font-style="normal" fo:font-weight="normal" officeooo:rsid="00cd76d4" officeooo:paragraph-rsid="00d2173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text-properties style:font-name="Times New Roman1" fo:font-size="12pt" fo:font-style="normal" fo:font-weight="normal" officeooo:rsid="00d21738" officeooo:paragraph-rsid="00d2173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Times New Roman1" fo:font-size="12pt" fo:font-style="normal" fo:font-weight="normal" officeooo:rsid="00d21738" officeooo:paragraph-rsid="00d21738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1" style:family="paragraph" style:parent-style-name="Text_20_body">
      <style:text-properties style:font-name="Times New Roman1" fo:font-size="12pt" fo:font-style="normal" fo:font-weight="normal" officeooo:rsid="00d240a6" officeooo:paragraph-rsid="00d240a6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1" fo:font-size="12pt" fo:font-style="italic" fo:font-weight="normal" officeooo:rsid="00cd76d4" officeooo:paragraph-rsid="00d21738" style:font-name-asian="WenQuanYi Micro Hei" style:font-size-asian="12pt" style:font-style-asian="italic" style:font-weight-asian="normal" style:font-name-complex="Lohit Hindi" style:font-size-complex="12pt" style:font-style-complex="italic" style:font-weight-complex="normal"/>
    </style:style>
    <style:style style:name="P23" style:family="paragraph" style:parent-style-name="Text_20_body">
      <style:text-properties style:font-name="Times New Roman1" fo:font-size="12pt" fo:font-style="italic" fo:font-weight="normal" officeooo:rsid="00d21738" officeooo:paragraph-rsid="00d21738" style:font-name-asian="WenQuanYi Micro Hei" style:font-size-asian="12pt" style:font-style-asian="italic" style:font-weight-asian="normal" style:font-name-complex="Lohit Hindi" style:font-size-complex="12pt" style:font-style-complex="italic" style:font-weight-complex="normal"/>
    </style:style>
    <style:style style:name="P24" style:family="paragraph" style:parent-style-name="Text_20_body">
      <style:text-properties style:font-name="Times New Roman1" fo:font-size="12pt" fo:font-style="italic" fo:font-weight="normal" officeooo:rsid="00d240a6" officeooo:paragraph-rsid="00d240a6" style:font-name-asian="WenQuanYi Micro Hei" style:font-size-asian="12pt" style:font-style-asian="italic" style:font-weight-asian="normal" style:font-name-complex="Lohit Hindi" style:font-size-complex="12pt" style:font-style-complex="italic" style:font-weight-complex="normal"/>
    </style:style>
    <style:style style:name="P25" style:family="paragraph" style:parent-style-name="Text_20_body">
      <style:text-properties style:font-name="Times New Roman1" fo:font-size="11.8000001907349pt" fo:font-weight="normal" officeooo:rsid="00fc47ef" officeooo:paragraph-rsid="01030653" style:font-size-asian="11.8000001907349pt" style:font-weight-asian="normal" style:font-size-complex="11.8000001907349pt" style:font-weight-complex="normal"/>
    </style:style>
    <style:style style:name="P26" style:family="paragraph" style:parent-style-name="Text_20_body">
      <style:text-properties style:font-name="Times New Roman1" fo:font-size="11.8000001907349pt" fo:font-weight="normal" officeooo:rsid="01081e95" officeooo:paragraph-rsid="01081e95" style:font-size-asian="11.8000001907349pt" style:font-weight-asian="normal" style:font-size-complex="11.8000001907349pt" style:font-weight-complex="normal"/>
    </style:style>
    <style:style style:name="P27" style:family="paragraph" style:parent-style-name="Text_20_body">
      <style:text-properties style:font-name="Times New Roman1" fo:font-weight="normal" officeooo:rsid="0106ea35" officeooo:paragraph-rsid="0106ea35" style:font-weight-asian="normal" style:font-weight-complex="normal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paragraph-rsid="00c982dc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normal" officeooo:rsid="00fe27a7" officeooo:paragraph-rsid="00fe27a7" style:font-weight-asian="normal" style:font-weight-complex="normal"/>
    </style:style>
    <style:style style:name="P30" style:family="paragraph" style:parent-style-name="Text_20_body">
      <style:text-properties style:font-name="Courier New" officeooo:paragraph-rsid="00c982dc"/>
    </style:style>
    <style:style style:name="P31" style:family="paragraph" style:parent-style-name="Text_20_body">
      <style:text-properties style:font-name="Courier New" officeooo:paragraph-rsid="00d4e481"/>
    </style:style>
    <style:style style:name="P32" style:family="paragraph" style:parent-style-name="Text_20_body">
      <style:text-properties style:font-name="Courier New" fo:font-size="10pt" officeooo:rsid="00f5df4e" officeooo:paragraph-rsid="00fb61aa" style:font-size-asian="10pt" style:font-size-complex="10pt"/>
    </style:style>
    <style:style style:name="P33" style:family="paragraph" style:parent-style-name="Text_20_body">
      <style:text-properties style:font-name="Courier New" fo:font-size="10pt" officeooo:rsid="00f5df4e" officeooo:paragraph-rsid="00fba475" style:font-size-asian="10pt" style:font-size-complex="10pt"/>
    </style:style>
    <style:style style:name="P34" style:family="paragraph" style:parent-style-name="Text_20_body">
      <style:text-properties style:font-name="Courier New" officeooo:rsid="0106ea35" officeooo:paragraph-rsid="0106ea35"/>
    </style:style>
    <style:style style:name="P35" style:family="paragraph" style:parent-style-name="Text_20_body">
      <style:text-properties officeooo:rsid="00a76619" officeooo:paragraph-rsid="00c982dc"/>
    </style:style>
    <style:style style:name="P36" style:family="paragraph" style:parent-style-name="Text_20_body">
      <style:text-properties officeooo:paragraph-rsid="00c982dc"/>
    </style:style>
    <style:style style:name="P37" style:family="paragraph" style:parent-style-name="Text_20_body">
      <style:text-properties officeooo:rsid="00cc610f" officeooo:paragraph-rsid="00cc610f"/>
    </style:style>
    <style:style style:name="P38" style:family="paragraph" style:parent-style-name="Text_20_body">
      <style:text-properties style:font-name="Times New Roman" fo:font-size="11.8999996185303pt" fo:font-style="normal" fo:font-weight="normal" officeooo:rsid="006810b5" officeooo:paragraph-rsid="00d21738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P39" style:family="paragraph" style:parent-style-name="Text_20_body">
      <style:text-properties officeooo:rsid="00d311f0" officeooo:paragraph-rsid="00d311f0"/>
    </style:style>
    <style:style style:name="P40" style:family="paragraph" style:parent-style-name="Text_20_body">
      <style:text-properties officeooo:rsid="00d311f0" officeooo:paragraph-rsid="00d4e481"/>
    </style:style>
    <style:style style:name="P41" style:family="paragraph" style:parent-style-name="Text_20_body">
      <style:text-properties officeooo:rsid="00d4e481" officeooo:paragraph-rsid="00d4e481"/>
    </style:style>
    <style:style style:name="P42" style:family="paragraph" style:parent-style-name="Text_20_body">
      <style:text-properties fo:font-size="12pt" fo:font-weight="normal" officeooo:rsid="00a5219a" officeooo:paragraph-rsid="00c982dc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a5219a" officeooo:paragraph-rsid="00d4e481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normal" officeooo:rsid="00d311f0" officeooo:paragraph-rsid="00d4e481" style:font-size-asian="12pt" style:font-weight-asian="normal" style:font-size-complex="12pt" style:font-weight-complex="normal"/>
    </style:style>
    <style:style style:name="P45" style:family="paragraph" style:parent-style-name="Text_20_body">
      <style:text-properties style:font-name="Arial" fo:font-size="11.8999996185303pt" fo:font-style="italic" fo:font-weight="bold" officeooo:rsid="00cf3b2e" officeooo:paragraph-rsid="00705e42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46" style:family="paragraph" style:parent-style-name="Text_20_body">
      <style:text-properties officeooo:rsid="00e03516" officeooo:paragraph-rsid="00e03516"/>
    </style:style>
    <style:style style:name="P47" style:family="paragraph" style:parent-style-name="Text_20_body">
      <style:text-properties officeooo:rsid="00e03516" officeooo:paragraph-rsid="00e56bfd"/>
    </style:style>
    <style:style style:name="P48" style:family="paragraph" style:parent-style-name="Text_20_body">
      <style:text-properties officeooo:rsid="00e03516" officeooo:paragraph-rsid="00e0865e"/>
    </style:style>
    <style:style style:name="P49" style:family="paragraph" style:parent-style-name="Text_20_body">
      <style:text-properties officeooo:rsid="00e2e35a" officeooo:paragraph-rsid="00e2e35a"/>
    </style:style>
    <style:style style:name="P50" style:family="paragraph" style:parent-style-name="Text_20_body">
      <style:text-properties officeooo:paragraph-rsid="00e5cefd"/>
    </style:style>
    <style:style style:name="P51" style:family="paragraph" style:parent-style-name="Text_20_body">
      <style:text-properties officeooo:rsid="00f5df4e" officeooo:paragraph-rsid="00f5df4e"/>
    </style:style>
    <style:style style:name="P52" style:family="paragraph" style:parent-style-name="Text_20_body">
      <style:text-properties officeooo:rsid="00f7b50d" officeooo:paragraph-rsid="00fb61aa"/>
    </style:style>
    <style:style style:name="P53" style:family="paragraph" style:parent-style-name="Text_20_body">
      <style:text-properties officeooo:rsid="00f7b50d" officeooo:paragraph-rsid="00fba475"/>
    </style:style>
    <style:style style:name="P54" style:family="paragraph" style:parent-style-name="Text_20_body">
      <style:text-properties officeooo:rsid="00f846fc" officeooo:paragraph-rsid="00f846fc"/>
    </style:style>
    <style:style style:name="P55" style:family="paragraph" style:parent-style-name="Text_20_body">
      <style:text-properties officeooo:rsid="00fb43c0" officeooo:paragraph-rsid="00fb43c0"/>
    </style:style>
    <style:style style:name="P56" style:family="paragraph" style:parent-style-name="Text_20_body">
      <style:text-properties officeooo:rsid="00fb61aa" officeooo:paragraph-rsid="00fb61aa"/>
    </style:style>
    <style:style style:name="P57" style:family="paragraph" style:parent-style-name="Text_20_body">
      <style:text-properties officeooo:rsid="00fba475" officeooo:paragraph-rsid="00fba475"/>
    </style:style>
    <style:style style:name="P58" style:family="paragraph" style:parent-style-name="Text_20_body">
      <style:text-properties officeooo:rsid="00fc47ef" officeooo:paragraph-rsid="00fc47ef"/>
    </style:style>
    <style:style style:name="P59" style:family="paragraph" style:parent-style-name="Text_20_body">
      <style:text-properties fo:font-weight="normal" officeooo:rsid="010efc1d" officeooo:paragraph-rsid="010efc1d" style:font-weight-asian="normal" style:font-weight-complex="normal"/>
    </style:style>
    <style:style style:name="P60" style:family="paragraph" style:parent-style-name="Text_20_body">
      <style:text-properties officeooo:rsid="01030653" officeooo:paragraph-rsid="01030653"/>
    </style:style>
    <style:style style:name="P61" style:family="paragraph" style:parent-style-name="Text_20_body">
      <style:text-properties officeooo:rsid="0106ea35" officeooo:paragraph-rsid="0106ea35"/>
    </style:style>
    <style:style style:name="P62" style:family="paragraph" style:parent-style-name="Text_20_body">
      <style:text-properties officeooo:rsid="010714ca" officeooo:paragraph-rsid="010714ca"/>
    </style:style>
    <style:style style:name="P63" style:family="paragraph" style:parent-style-name="Text_20_body">
      <style:text-properties officeooo:paragraph-rsid="01081e95"/>
    </style:style>
    <style:style style:name="P64" style:family="paragraph" style:parent-style-name="Standard">
      <style:text-properties officeooo:rsid="0002d88f" officeooo:paragraph-rsid="006f4cb2"/>
    </style:style>
    <style:style style:name="P65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66" style:family="paragraph" style:parent-style-name="Standard">
      <style:text-properties officeooo:rsid="0015b9e3" officeooo:paragraph-rsid="0089b706"/>
    </style:style>
    <style:style style:name="P67" style:family="paragraph" style:parent-style-name="Standard">
      <style:text-properties officeooo:rsid="0015b9e3" officeooo:paragraph-rsid="008a61ff"/>
    </style:style>
    <style:style style:name="P68" style:family="paragraph" style:parent-style-name="Standard">
      <style:text-properties officeooo:rsid="0015b9e3" officeooo:paragraph-rsid="010ef496"/>
    </style:style>
    <style:style style:name="P69" style:family="paragraph" style:parent-style-name="Standard">
      <style:text-properties officeooo:paragraph-rsid="0080df97"/>
    </style:style>
    <style:style style:name="P70" style:family="paragraph" style:parent-style-name="Standard">
      <style:text-properties officeooo:rsid="001f3ceb" officeooo:paragraph-rsid="00f32fd1"/>
    </style:style>
    <style:style style:name="P71" style:family="paragraph" style:parent-style-name="Standard">
      <style:text-properties officeooo:paragraph-rsid="00f32fd1"/>
    </style:style>
    <style:style style:name="P72" style:family="paragraph" style:parent-style-name="Standard">
      <style:text-properties fo:font-weight="bold" officeooo:rsid="008e283b" officeooo:paragraph-rsid="008b0c85" style:font-weight-asian="bold" style:font-weight-complex="bold"/>
    </style:style>
    <style:style style:name="P73" style:family="paragraph" style:parent-style-name="Title">
      <style:paragraph-properties fo:text-align="center" style:justify-single-word="false"/>
      <style:text-properties fo:font-size="18pt" officeooo:paragraph-rsid="006f4cb2" style:font-size-asian="18pt" style:font-size-complex="18pt"/>
    </style:style>
    <style:style style:name="P74" style:family="paragraph" style:parent-style-name="Preformatted_20_Text">
      <style:text-properties fo:font-variant="normal" fo:text-transform="none" fo:color="#000000" style:font-name="Courier New" fo:font-size="12pt" fo:letter-spacing="normal" fo:font-style="normal" fo:font-weight="normal" officeooo:rsid="00a2819c" officeooo:paragraph-rsid="00c982dc" style:font-name-asian="Droid Sans Fallback1" style:font-size-asian="12pt" style:font-weight-asian="normal" style:font-name-complex="FreeSans" style:font-size-complex="12pt" style:font-weight-complex="normal"/>
    </style:style>
    <style:style style:name="P75" style:family="paragraph" style:parent-style-name="Preformatted_20_Text">
      <style:text-properties fo:font-variant="normal" fo:text-transform="none" fo:color="#000000" style:font-name="Courier New" fo:font-size="12pt" fo:letter-spacing="normal" fo:font-style="normal" fo:font-weight="normal" officeooo:rsid="00a5219a" officeooo:paragraph-rsid="00c982dc" style:font-name-asian="Droid Sans Fallback1" style:font-size-asian="12pt" style:font-weight-asian="normal" style:font-name-complex="FreeSans" style:font-size-complex="12pt" style:font-weight-complex="normal"/>
    </style:style>
    <style:style style:name="P76" style:family="paragraph" style:parent-style-name="Preformatted_20_Text">
      <style:text-properties fo:font-variant="normal" fo:text-transform="none" fo:color="#000000" style:font-name="Courier New" fo:font-size="12pt" fo:letter-spacing="normal" fo:font-style="normal" fo:font-weight="normal" officeooo:paragraph-rsid="00c982dc" style:font-size-asian="12pt" style:font-weight-asian="normal" style:font-size-complex="12pt" style:font-weight-complex="normal"/>
    </style:style>
    <style:style style:name="P77" style:family="paragraph" style:parent-style-name="Preformatted_20_Text">
      <style:text-properties fo:font-variant="normal" fo:text-transform="none" fo:color="#000000" style:font-name="Liberation Sans" fo:font-size="12pt" fo:letter-spacing="normal" fo:font-style="normal" fo:font-weight="normal" officeooo:rsid="00a2819c" officeooo:paragraph-rsid="00c982dc" style:font-name-asian="Droid Sans Fallback1" style:font-size-asian="12pt" style:font-weight-asian="normal" style:font-name-complex="FreeSans" style:font-size-complex="12pt" style:font-weight-complex="normal"/>
    </style:style>
    <style:style style:name="P78" style:family="paragraph" style:parent-style-name="Preformatted_20_Text">
      <style:text-properties fo:font-variant="normal" fo:text-transform="none" fo:color="#000000" style:font-name="Liberation Sans" fo:font-size="12pt" fo:letter-spacing="normal" fo:font-style="normal" fo:font-weight="normal" officeooo:rsid="00a5219a" officeooo:paragraph-rsid="00c982dc" style:font-name-asian="Droid Sans Fallback1" style:font-size-asian="12pt" style:font-weight-asian="normal" style:font-name-complex="FreeSans" style:font-size-complex="12pt" style:font-weight-complex="normal"/>
    </style:style>
    <style:style style:name="P79" style:family="paragraph" style:parent-style-name="Preformatted_20_Text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bold" officeooo:rsid="00a5219a" officeooo:paragraph-rsid="00c982dc" style:font-name-asian="Droid Sans Fallback1" style:font-size-asian="12pt" style:font-weight-asian="bold" style:font-name-complex="FreeSans" style:font-size-complex="12pt" style:font-weight-complex="bold"/>
    </style:style>
    <style:style style:name="P80" style:family="paragraph" style:parent-style-name="Text_20_body">
      <style:paragraph-properties fo:margin-top="0cm" fo:margin-bottom="0.101cm" loext:contextual-spacing="false"/>
      <style:text-properties style:font-name="Courier New" fo:font-size="11.8000001907349pt" fo:font-weight="normal" officeooo:rsid="01081e95" officeooo:paragraph-rsid="01081e95" style:font-size-asian="11.8000001907349pt" style:font-weight-asian="normal" style:font-size-complex="11.8000001907349pt" style:font-weight-complex="normal"/>
    </style:style>
    <style:style style:name="P81" style:family="paragraph" style:parent-style-name="Text_20_body">
      <style:paragraph-properties fo:margin-top="0cm" fo:margin-bottom="0.101cm" loext:contextual-spacing="false"/>
      <style:text-properties style:font-name="Courier New" fo:font-size="11.8000001907349pt" fo:font-weight="normal" officeooo:rsid="01081e95" officeooo:paragraph-rsid="0109ee0f" style:font-size-asian="11.8000001907349pt" style:font-weight-asian="normal" style:font-size-complex="11.8000001907349pt" style:font-weight-complex="normal"/>
    </style:style>
    <style:style style:name="P82" style:family="paragraph" style:parent-style-name="Standard">
      <style:paragraph-properties fo:margin-top="0.3cm" fo:margin-bottom="0cm" loext:contextual-spacing="false"/>
      <style:text-properties officeooo:rsid="00ebfdf1" officeooo:paragraph-rsid="00ebfdf1"/>
    </style:style>
    <style:style style:name="P83" style:family="paragraph" style:parent-style-name="Standard">
      <style:paragraph-properties fo:margin-top="0.3cm" fo:margin-bottom="0cm" loext:contextual-spacing="false"/>
      <style:text-properties officeooo:rsid="00edee86" officeooo:paragraph-rsid="00edee86"/>
    </style:style>
    <style:style style:name="P84" style:family="paragraph" style:parent-style-name="Standard">
      <style:paragraph-properties fo:margin-top="0.3cm" fo:margin-bottom="0cm" loext:contextual-spacing="false"/>
      <style:text-properties style:font-name="Courier New" fo:font-size="10pt" officeooo:rsid="00edee86" officeooo:paragraph-rsid="00edee86"/>
    </style:style>
    <style:style style:name="P85" style:family="paragraph" style:parent-style-name="Standard">
      <style:paragraph-properties fo:margin-top="0.3cm" fo:margin-bottom="0cm" loext:contextual-spacing="false"/>
      <style:text-properties style:font-name="Courier New" fo:font-size="10pt" officeooo:rsid="00edee86" officeooo:paragraph-rsid="00ebfdf1"/>
    </style:style>
    <style:style style:name="P86" style:family="paragraph" style:parent-style-name="Standard">
      <style:paragraph-properties fo:margin-top="0.3cm" fo:margin-bottom="0cm" loext:contextual-spacing="false"/>
      <style:text-properties officeooo:rsid="00f0df0d" officeooo:paragraph-rsid="00f0df0d"/>
    </style:style>
    <style:style style:name="P87" style:family="paragraph" style:parent-style-name="Standard">
      <style:paragraph-properties fo:margin-top="0.3cm" fo:margin-bottom="0cm" loext:contextual-spacing="false"/>
      <style:text-properties officeooo:rsid="00f0df0d" officeooo:paragraph-rsid="00f2ada6"/>
    </style:style>
    <style:style style:name="P88" style:family="paragraph" style:parent-style-name="Standard">
      <style:paragraph-properties fo:margin-top="0cm" fo:margin-bottom="0cm" loext:contextual-spacing="false"/>
      <style:text-properties style:font-name="Courier New" fo:font-size="10pt" officeooo:rsid="00f0df0d" officeooo:paragraph-rsid="00f0df0d"/>
    </style:style>
    <style:style style:name="P89" style:family="paragraph" style:parent-style-name="Standard" style:list-style-name="L1">
      <style:text-properties officeooo:rsid="00071684" officeooo:paragraph-rsid="006f4cb2"/>
    </style:style>
    <style:style style:name="P90" style:family="paragraph" style:parent-style-name="Standard" style:list-style-name="L1">
      <style:text-properties officeooo:rsid="0046be32" officeooo:paragraph-rsid="006f4cb2"/>
    </style:style>
    <style:style style:name="P91" style:family="paragraph" style:parent-style-name="Standard" style:list-style-name="L1">
      <style:text-properties officeooo:rsid="006f4cb2" officeooo:paragraph-rsid="006f4cb2"/>
    </style:style>
    <style:style style:name="P92" style:family="paragraph" style:parent-style-name="Standard" style:list-style-name="L1">
      <style:text-properties officeooo:rsid="016b81c2" officeooo:paragraph-rsid="006f4cb2"/>
    </style:style>
    <style:style style:name="P93" style:family="paragraph" style:parent-style-name="Standard" style:list-style-name="L1">
      <style:text-properties officeooo:rsid="00ce615c" officeooo:paragraph-rsid="00ea8470"/>
    </style:style>
    <style:style style:name="P94" style:family="paragraph" style:parent-style-name="Standard" style:list-style-name="L1">
      <style:text-properties officeooo:rsid="017278c8" officeooo:paragraph-rsid="006f4cb2"/>
    </style:style>
    <style:style style:name="P95" style:family="paragraph" style:parent-style-name="Standard" style:list-style-name="L9">
      <style:text-properties officeooo:paragraph-rsid="00f32fd1"/>
    </style:style>
    <style:style style:name="P96" style:family="paragraph" style:parent-style-name="Standard">
      <style:paragraph-properties fo:margin-top="0cm" fo:margin-bottom="0cm" loext:contextual-spacing="false"/>
      <style:text-properties style:font-name="Courier New" fo:font-size="10pt" officeooo:rsid="00f0df0d" officeooo:paragraph-rsid="00f0df0d"/>
    </style:style>
    <style:style style:name="P97" style:family="paragraph" style:parent-style-name="Standard" style:list-style-name="L8">
      <style:paragraph-properties fo:margin-top="0.3cm" fo:margin-bottom="0cm" loext:contextual-spacing="false"/>
      <style:text-properties officeooo:paragraph-rsid="00f2ada6"/>
    </style:style>
    <style:style style:name="P98" style:family="paragraph" style:parent-style-name="Standard" style:list-style-name="L8">
      <style:paragraph-properties fo:margin-top="0.3cm" fo:margin-bottom="0cm" loext:contextual-spacing="false"/>
      <style:text-properties officeooo:rsid="00f0df0d" officeooo:paragraph-rsid="00f0df0d"/>
    </style:style>
    <style:style style:name="P99" style:family="paragraph" style:parent-style-name="Text_20_body" style:list-style-name="L2">
      <style:text-properties officeooo:rsid="00d4e481" officeooo:paragraph-rsid="00d4e481"/>
    </style:style>
    <style:style style:name="P100" style:family="paragraph" style:parent-style-name="Text_20_body" style:list-style-name="L2">
      <style:text-properties fo:font-size="12pt" fo:font-weight="normal" officeooo:rsid="00d4e481" officeooo:paragraph-rsid="00d4e481" style:font-size-asian="12pt" style:font-weight-asian="normal" style:font-size-complex="12pt" style:font-weight-complex="normal"/>
    </style:style>
    <style:style style:name="P101" style:family="paragraph" style:parent-style-name="Text_20_body" style:list-style-name="L3">
      <style:text-properties officeooo:rsid="00e03516" officeooo:paragraph-rsid="00e03516"/>
    </style:style>
    <style:style style:name="P102" style:family="paragraph" style:parent-style-name="Text_20_body" style:list-style-name="L3">
      <style:text-properties officeooo:rsid="00e03516" officeooo:paragraph-rsid="00e56bfd"/>
    </style:style>
    <style:style style:name="P103" style:family="paragraph" style:parent-style-name="Text_20_body" style:list-style-name="L4">
      <style:text-properties fo:font-style="normal" officeooo:paragraph-rsid="00e03516" style:font-style-asian="normal" style:font-style-complex="normal"/>
    </style:style>
    <style:style style:name="P104" style:family="paragraph" style:parent-style-name="Text_20_body" style:list-style-name="L4">
      <style:text-properties fo:font-style="normal" officeooo:rsid="00e03516" officeooo:paragraph-rsid="00e03516" style:font-style-asian="normal" style:font-style-complex="normal"/>
    </style:style>
    <style:style style:name="P105" style:family="paragraph" style:parent-style-name="Text_20_body" style:list-style-name="L6">
      <style:text-properties fo:font-style="normal" officeooo:rsid="00e03516" officeooo:paragraph-rsid="00e56bfd" style:font-style-asian="normal" style:font-style-complex="normal"/>
    </style:style>
    <style:style style:name="P106" style:family="paragraph" style:parent-style-name="Text_20_body" style:list-style-name="L6">
      <style:text-properties fo:font-style="normal" officeooo:paragraph-rsid="00e56bfd" style:font-style-asian="normal" style:font-style-complex="normal"/>
    </style:style>
    <style:style style:name="P107" style:family="paragraph" style:parent-style-name="Text_20_body" style:list-style-name="L7">
      <style:text-properties fo:font-style="normal" officeooo:rsid="00e5cefd" officeooo:paragraph-rsid="00e5cefd" style:font-style-asian="normal" style:font-style-complex="normal"/>
    </style:style>
    <style:style style:name="P108" style:family="paragraph" style:parent-style-name="Text_20_body">
      <style:text-properties fo:font-style="normal" officeooo:rsid="00e5cefd" officeooo:paragraph-rsid="00e5cefd" style:font-style-asian="normal" style:font-style-complex="normal"/>
    </style:style>
    <style:style style:name="P109" style:family="paragraph" style:parent-style-name="Text_20_body">
      <style:text-properties fo:font-style="normal" fo:font-weight="normal" officeooo:rsid="00ce615c" officeooo:paragraph-rsid="00ce615c" style:font-style-asian="normal" style:font-weight-asian="normal" style:font-style-complex="normal" style:font-weight-complex="normal"/>
    </style:style>
    <style:style style:name="P110" style:family="paragraph" style:parent-style-name="Text_20_body">
      <style:text-properties officeooo:rsid="00e0865e" officeooo:paragraph-rsid="00e0865e"/>
    </style:style>
    <style:style style:name="P111" style:family="paragraph" style:parent-style-name="Text_20_body" style:list-style-name="L5">
      <style:text-properties officeooo:rsid="00e0865e" officeooo:paragraph-rsid="00e0865e"/>
    </style:style>
    <style:style style:name="P112" style:family="paragraph" style:parent-style-name="Text_20_body" style:list-style-name="L5">
      <style:text-properties style:font-name="Times New Roman1" fo:font-size="12pt" officeooo:rsid="00e12903" officeooo:paragraph-rsid="00e12903" fo:background-color="transparent" style:font-size-asian="12pt" style:font-size-complex="12pt"/>
    </style:style>
    <style:style style:name="P113" style:family="paragraph" style:parent-style-name="Text_20_body">
      <style:text-properties style:font-name="Times New Roman1" fo:font-size="12pt" fo:font-style="normal" style:text-underline-style="none" fo:font-weight="normal" officeooo:rsid="00e5cefd" officeooo:paragraph-rsid="00e5cefd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114" style:family="paragraph" style:parent-style-name="Text_20_body">
      <style:text-properties style:font-name="Times New Roman1" fo:font-size="11.8000001907349pt" officeooo:rsid="00fc47ef" officeooo:paragraph-rsid="010051c5" style:font-size-asian="11.8000001907349pt" style:font-size-complex="11.8000001907349pt"/>
    </style:style>
    <style:style style:name="P115" style:family="paragraph" style:parent-style-name="Text_20_body">
      <style:text-properties style:font-name="Times New Roman1" fo:font-size="11.8000001907349pt" fo:font-weight="normal" officeooo:rsid="00fc47ef" officeooo:paragraph-rsid="01030653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P116" style:family="paragraph" style:parent-style-name="Text_20_body">
      <style:text-properties style:font-name="Times New Roman1" fo:font-size="11.8000001907349pt" fo:font-weight="normal" officeooo:rsid="00fc47ef" officeooo:paragraph-rsid="01041c13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P117" style:family="paragraph" style:parent-style-name="Text_20_body">
      <style:text-properties style:font-name="Times New Roman1" fo:font-size="11.8000001907349pt" fo:font-weight="normal" officeooo:rsid="01041c13" officeooo:paragraph-rsid="01041c13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P118" style:family="paragraph" style:parent-style-name="Text_20_body">
      <style:text-properties style:font-name="Times New Roman1" fo:font-size="11.8000001907349pt" fo:font-weight="normal" officeooo:rsid="010be942" officeooo:paragraph-rsid="010be942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P119" style:family="paragraph" style:parent-style-name="Text_20_body">
      <style:text-properties style:font-name="Times New Roman1" fo:font-size="11.8000001907349pt" fo:font-weight="normal" officeooo:rsid="010be942" officeooo:paragraph-rsid="0113287e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P120" style:family="paragraph" style:parent-style-name="Text_20_body">
      <style:text-properties style:font-name="Times New Roman1" fo:font-size="11.8000001907349pt" fo:font-weight="normal" officeooo:rsid="01081e95" officeooo:paragraph-rsid="01081e95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P121" style:family="paragraph" style:parent-style-name="Text_20_body">
      <style:text-properties style:font-name="Times New Roman1" fo:font-size="11.8000001907349pt" fo:font-weight="normal" officeooo:rsid="01171120" officeooo:paragraph-rsid="01171120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P122" style:family="paragraph" style:parent-style-name="Text_20_body" style:list-style-name="L5">
      <style:text-properties fo:color="#000000" style:font-name="Times New Roman1" fo:font-size="12pt" officeooo:rsid="00e12903" officeooo:paragraph-rsid="00e12903" fo:background-color="transparent" style:font-size-asian="12pt" style:font-size-complex="12pt"/>
    </style:style>
    <style:style style:name="P123" style:family="paragraph" style:parent-style-name="Text_20_body">
      <style:text-properties fo:font-style="italic" officeooo:rsid="005c91dd" officeooo:paragraph-rsid="0076eb9f" style:font-style-asian="italic" style:font-style-complex="italic"/>
    </style:style>
    <style:style style:name="P124" style:family="paragraph" style:parent-style-name="Text_20_body" style:list-style-name="L7">
      <style:text-properties officeooo:paragraph-rsid="00e5cefd"/>
    </style:style>
    <style:style style:name="P125" style:family="paragraph" style:parent-style-name="Text_20_body" style:list-style-name="L7">
      <style:text-properties officeooo:rsid="00e5cefd" officeooo:paragraph-rsid="00e5cefd"/>
    </style:style>
    <style:style style:name="P126" style:family="paragraph" style:parent-style-name="Text_20_body">
      <style:text-properties style:font-name="Courier New" fo:font-style="normal" officeooo:rsid="00e5cefd" officeooo:paragraph-rsid="00e5cefd" style:font-style-asian="normal" style:font-style-complex="normal"/>
    </style:style>
    <style:style style:name="P127" style:family="paragraph" style:parent-style-name="Text_20_body">
      <style:text-properties style:font-name="Courier New" fo:font-size="10pt" officeooo:rsid="00f5df4e" officeooo:paragraph-rsid="00fe27a7" style:font-size-asian="10pt" style:font-size-complex="10pt"/>
    </style:style>
    <style:style style:name="P128" style:family="paragraph" style:parent-style-name="Text_20_body">
      <style:text-properties style:font-name="Courier New" fo:font-size="10pt" fo:font-weight="normal" officeooo:rsid="00f5df4e" officeooo:paragraph-rsid="01041c13" style:font-name-asian="WenQuanYi Micro Hei" style:font-size-asian="10pt" style:font-weight-asian="normal" style:font-name-complex="Lohit Hindi" style:font-size-complex="10pt" style:font-weight-complex="normal"/>
    </style:style>
    <style:style style:name="P129" style:family="paragraph" style:parent-style-name="Text_20_body" style:list-style-name="L10">
      <style:text-properties officeooo:rsid="00f846fc" officeooo:paragraph-rsid="00f846fc"/>
    </style:style>
    <style:style style:name="P130" style:family="paragraph" style:parent-style-name="Text_20_body" style:list-style-name="L11">
      <style:text-properties officeooo:rsid="00f846fc" officeooo:paragraph-rsid="00f846fc"/>
    </style:style>
    <style:style style:name="P131" style:family="paragraph" style:parent-style-name="Text_20_body" style:list-style-name="L12">
      <style:text-properties officeooo:rsid="00fb43c0" officeooo:paragraph-rsid="00fb43c0"/>
    </style:style>
    <style:style style:name="P132" style:family="paragraph" style:parent-style-name="Text_20_body">
      <style:text-properties style:font-name="Arial" fo:font-size="11.8000001907349pt" fo:font-weight="bold" officeooo:rsid="0106ea35" officeooo:paragraph-rsid="0106ea35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P133" style:family="paragraph" style:parent-style-name="Text_20_body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P134" style:family="paragraph" style:parent-style-name="Text_20_body">
      <style:text-properties officeooo:paragraph-rsid="00c982dc"/>
    </style:style>
    <style:style style:name="P135" style:family="paragraph" style:parent-style-name="Text_20_body" style:list-style-name="L13">
      <style:text-properties officeooo:paragraph-rsid="00ce615c"/>
    </style:style>
    <style:style style:name="P136" style:family="paragraph" style:parent-style-name="Text_20_body" style:list-style-name="L13">
      <style:text-properties officeooo:rsid="011152ad" officeooo:paragraph-rsid="011152ad"/>
    </style:style>
    <style:style style:name="P137" style:family="paragraph" style:parent-style-name="Text_20_body">
      <style:text-properties officeooo:rsid="01197bd3" officeooo:paragraph-rsid="01197bd3"/>
    </style:style>
    <style:style style:name="P138" style:family="paragraph" style:parent-style-name="Text_20_body">
      <style:text-properties style:font-name="Courier new" fo:font-size="9.80000019073486pt" fo:font-style="normal" fo:font-weight="bold" officeooo:rsid="010be942" officeooo:paragraph-rsid="0113287e" style:font-name-asian="WenQuanYi Micro Hei" style:font-size-asian="11.8000001907349pt" style:font-style-asian="normal" style:font-weight-asian="bold" style:font-name-complex="Lohit Hindi" style:font-size-complex="11.8000001907349pt" style:font-style-complex="normal" style:font-weight-complex="bold"/>
    </style:style>
    <style:style style:name="P139" style:family="paragraph" style:parent-style-name="Text_20_body">
      <style:text-properties style:font-name="Courier new" fo:font-size="9.80000019073486pt" fo:font-weight="normal" officeooo:rsid="010be942" officeooo:paragraph-rsid="0113287e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P140" style:family="paragraph" style:parent-style-name="Text_20_body">
      <style:paragraph-properties fo:margin-top="0cm" fo:margin-bottom="0.101cm" loext:contextual-spacing="false"/>
      <style:text-properties style:font-name="Times New Roman1" fo:font-size="11.8000001907349pt" fo:font-style="normal" fo:font-weight="normal" officeooo:rsid="01181477" officeooo:paragraph-rsid="01181477" style:font-name-asian="WenQuanYi Micro Hei" style:font-size-asian="11.8000001907349pt" style:font-style-asian="normal" style:font-weight-asian="normal" style:font-name-complex="Lohit Hindi" style:font-size-complex="11.8000001907349pt" style:font-style-complex="normal" style:font-weight-complex="normal"/>
    </style:style>
    <style:style style:name="P141" style:family="paragraph" style:parent-style-name="Text_20_body">
      <style:paragraph-properties fo:margin-top="0cm" fo:margin-bottom="0.101cm" loext:contextual-spacing="false"/>
      <style:text-properties style:font-name="Times New Roman1" fo:font-size="11.8000001907349pt" fo:font-style="normal" fo:font-weight="normal" officeooo:rsid="01197bd3" officeooo:paragraph-rsid="01197bd3" style:font-name-asian="WenQuanYi Micro Hei" style:font-size-asian="11.8000001907349pt" style:font-style-asian="normal" style:font-weight-asian="normal" style:font-name-complex="Lohit Hindi" style:font-size-complex="11.8000001907349pt" style:font-style-complex="normal" style:font-weight-complex="normal"/>
    </style:style>
    <style:style style:name="P142" style:family="paragraph" style:parent-style-name="Text_20_body">
      <style:paragraph-properties fo:margin-top="0cm" fo:margin-bottom="0.101cm" loext:contextual-spacing="false"/>
      <style:text-properties style:font-name="Times New Roman1" fo:font-size="11.8000001907349pt" fo:font-style="normal" fo:font-weight="normal" officeooo:rsid="011a1c56" officeooo:paragraph-rsid="011a1c56" style:font-name-asian="WenQuanYi Micro Hei" style:font-size-asian="11.8000001907349pt" style:font-style-asian="normal" style:font-weight-asian="normal" style:font-name-complex="Lohit Hindi" style:font-size-complex="11.8000001907349pt" style:font-style-complex="normal" style:font-weight-complex="normal"/>
    </style:style>
    <style:style style:name="P143" style:family="paragraph" style:parent-style-name="Text_20_body">
      <style:paragraph-properties fo:margin-top="0cm" fo:margin-bottom="0.101cm" loext:contextual-spacing="false"/>
      <style:text-properties style:font-name="Courier new" fo:font-size="9.80000019073486pt" fo:font-weight="normal" officeooo:rsid="010be942" officeooo:paragraph-rsid="0113287e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P144" style:family="paragraph" style:parent-style-name="Text_20_body">
      <style:paragraph-properties fo:margin-top="0cm" fo:margin-bottom="0.101cm" loext:contextual-spacing="false"/>
      <style:text-properties style:font-name="Courier new" fo:font-size="9.80000019073486pt" fo:font-style="normal" fo:font-weight="bold" officeooo:rsid="010be942" officeooo:paragraph-rsid="0113287e" style:font-name-asian="WenQuanYi Micro Hei" style:font-size-asian="11.8000001907349pt" style:font-style-asian="normal" style:font-weight-asian="bold" style:font-name-complex="Lohit Hindi" style:font-size-complex="11.8000001907349pt" style:font-style-complex="normal" style:font-weight-complex="bold"/>
    </style:style>
    <style:style style:name="P145" style:family="paragraph" style:parent-style-name="Text_20_body">
      <style:paragraph-properties fo:margin-top="0cm" fo:margin-bottom="0.101cm" loext:contextual-spacing="false"/>
      <style:text-properties style:font-name="Courier new" fo:font-size="7.80000019073486pt" fo:font-weight="normal" officeooo:rsid="01171120" officeooo:paragraph-rsid="01171120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P146" style:family="paragraph" style:parent-style-name="Text_20_body">
      <style:paragraph-properties fo:margin-top="0cm" fo:margin-bottom="0.101cm" loext:contextual-spacing="false"/>
      <style:text-properties style:font-name="Courier new" fo:font-size="7.80000019073486pt" fo:font-style="italic" fo:font-weight="normal" officeooo:rsid="01171120" officeooo:paragraph-rsid="01197bd3" style:font-name-asian="WenQuanYi Micro Hei" style:font-size-asian="11.8000001907349pt" style:font-style-asian="italic" style:font-weight-asian="normal" style:font-name-complex="Lohit Hindi" style:font-size-complex="11.8000001907349pt" style:font-style-complex="italic" style:font-weight-complex="normal"/>
    </style:style>
    <style:style style:name="P147" style:family="paragraph" style:parent-style-name="Heading_20_1">
      <style:text-properties fo:font-size="12pt" fo:font-weight="normal" officeooo:rsid="00a5219a" officeooo:paragraph-rsid="00c982dc" style:font-size-asian="12pt" style:font-weight-asian="normal" style:font-size-complex="12pt" style:font-weight-complex="normal"/>
    </style:style>
    <style:style style:name="P148" style:family="paragraph" style:parent-style-name="Heading_20_1">
      <style:text-properties fo:color="#000000" style:font-name="Liberation Sans" fo:font-size="12pt" fo:font-weight="normal" officeooo:rsid="00a5219a" officeooo:paragraph-rsid="00c982dc" style:font-name-asian="Droid Sans Fallback1" style:font-size-asian="12pt" style:font-weight-asian="normal" style:font-name-complex="FreeSans" style:font-size-complex="12pt" style:font-weight-complex="normal"/>
    </style:style>
    <style:style style:name="P149" style:family="paragraph" style:parent-style-name="Heading_20_1" style:list-style-name="">
      <style:text-properties officeooo:paragraph-rsid="0076eb9f"/>
    </style:style>
    <style:style style:name="P150" style:family="paragraph" style:parent-style-name="Heading_20_1" style:list-style-name="">
      <style:text-properties officeooo:rsid="001e5a7e" officeooo:paragraph-rsid="008a61ff"/>
    </style:style>
    <style:style style:name="P151" style:family="paragraph" style:parent-style-name="Heading_20_1">
      <style:text-properties officeooo:paragraph-rsid="008b0c85"/>
    </style:style>
    <style:style style:name="P152" style:family="paragraph" style:parent-style-name="Heading_20_1">
      <style:text-properties style:font-name="Arial" fo:font-size="16.1000003814697pt" fo:font-weight="bold" officeooo:rsid="00f469e8" officeooo:paragraph-rsid="01030653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153" style:family="paragraph" style:parent-style-name="Heading_20_1">
      <style:paragraph-properties fo:break-before="page"/>
      <style:text-properties officeooo:paragraph-rsid="0076eb9f"/>
    </style:style>
    <style:style style:name="P154" style:family="paragraph" style:parent-style-name="Heading_20_1">
      <style:paragraph-properties fo:break-before="page"/>
      <style:text-properties officeooo:paragraph-rsid="0080df97"/>
    </style:style>
    <style:style style:name="P155" style:family="paragraph" style:parent-style-name="Heading_20_1">
      <style:paragraph-properties fo:break-before="page"/>
      <style:text-properties officeooo:rsid="0089b706" officeooo:paragraph-rsid="0089b706"/>
    </style:style>
    <style:style style:name="P156" style:family="paragraph" style:parent-style-name="Heading_20_1">
      <style:paragraph-properties fo:break-before="page"/>
      <style:text-properties officeooo:rsid="001e5a7e" officeooo:paragraph-rsid="008a61ff"/>
    </style:style>
    <style:style style:name="P157" style:family="paragraph" style:parent-style-name="Heading_20_4">
      <style:text-properties officeooo:rsid="00e5cefd" officeooo:paragraph-rsid="00e5cefd"/>
    </style:style>
    <style:style style:name="P158" style:family="paragraph" style:parent-style-name="Heading_20_4">
      <style:text-properties officeooo:rsid="00fb43c0" officeooo:paragraph-rsid="00fb43c0"/>
    </style:style>
    <style:style style:name="P159" style:family="paragraph" style:parent-style-name="Heading_20_4">
      <style:text-properties style:font-name="Arial1" fo:font-size="11.8000001907349pt" officeooo:rsid="00fea7fd" officeooo:paragraph-rsid="00fea7fd" style:font-size-asian="11.8000001907349pt" style:font-size-complex="11.8000001907349pt"/>
    </style:style>
    <style:style style:name="P160" style:family="paragraph" style:parent-style-name="Heading_20_4">
      <style:text-properties style:font-name="Arial" fo:font-size="11.8000001907349pt" fo:font-weight="bold" officeooo:rsid="01030653" officeooo:paragraph-rsid="01030653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P161" style:family="paragraph" style:parent-style-name="Heading_20_4">
      <style:text-properties style:font-name="Times New Roman1" fo:font-size="11.8000001907349pt" fo:font-weight="normal" officeooo:rsid="007bf712" officeooo:paragraph-rsid="010be942" style:font-size-asian="11.8000001907349pt" style:font-weight-asian="normal" style:font-size-complex="11.8000001907349pt" style:font-weight-complex="normal"/>
    </style:style>
    <style:style style:name="P162" style:family="paragraph" style:parent-style-name="Heading_20_4">
      <style:text-properties style:font-name="Times New Roman1" fo:font-size="11.8000001907349pt" fo:font-weight="normal" officeooo:rsid="007bf712" officeooo:paragraph-rsid="0113287e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P163" style:family="paragraph" style:parent-style-name="Heading_20_4">
      <style:text-properties officeooo:paragraph-rsid="0106ea35"/>
    </style:style>
    <style:style style:name="P164" style:family="paragraph" style:parent-style-name="Heading_20_4">
      <style:paragraph-properties fo:margin-top="0.3cm" fo:margin-bottom="0cm" loext:contextual-spacing="false"/>
      <style:text-properties officeooo:rsid="00f0df0d" officeooo:paragraph-rsid="00f0df0d"/>
    </style:style>
    <style:style style:name="P165" style:family="paragraph" style:parent-style-name="Heading_20_4">
      <style:paragraph-properties fo:margin-top="0.3cm" fo:margin-bottom="0cm" loext:contextual-spacing="false"/>
      <style:text-properties officeooo:rsid="007f7c16" officeooo:paragraph-rsid="0089b70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cc610f" style:font-style-asian="italic" style:font-style-complex="italic"/>
    </style:style>
    <style:style style:name="T3" style:family="text">
      <style:text-properties fo:font-style="italic" officeooo:rsid="00e03516" style:font-style-asian="italic" style:font-style-complex="italic"/>
    </style:style>
    <style:style style:name="T4" style:family="text">
      <style:text-properties fo:font-style="italic" officeooo:rsid="00e2d819" style:font-style-asian="italic" style:font-style-complex="italic"/>
    </style:style>
    <style:style style:name="T5" style:family="text">
      <style:text-properties fo:font-style="italic" officeooo:rsid="00e56bfd" style:font-style-asian="italic" style:font-style-complex="italic"/>
    </style:style>
    <style:style style:name="T6" style:family="text">
      <style:text-properties fo:font-style="italic" officeooo:rsid="00e5cefd" style:font-style-asian="italic" style:font-style-complex="italic"/>
    </style:style>
    <style:style style:name="T7" style:family="text">
      <style:text-properties fo:font-style="italic" officeooo:rsid="00ea8470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ce615c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dc987b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e0351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e56bf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f2b526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fe27a7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fea7f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11152a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style:font-name-asian="WenQuanYi Micro Hei" style:font-style-asian="italic" style:font-weight-asian="bold" style:font-name-complex="Lohit Hindi" style:font-style-complex="italic" style:font-weight-complex="bold"/>
    </style:style>
    <style:style style:name="T18" style:family="text">
      <style:text-properties fo:font-style="italic" fo:font-weight="bold" officeooo:rsid="00d21738" style:font-name-asian="WenQuanYi Micro Hei" style:font-style-asian="italic" style:font-weight-asian="bold" style:font-name-complex="Lohit Hindi" style:font-style-complex="italic" style:font-weight-complex="bold"/>
    </style:style>
    <style:style style:name="T19" style:family="text">
      <style:text-properties fo:font-style="italic" fo:font-weight="normal" officeooo:rsid="0111b4fd" style:font-style-asian="italic" style:font-weight-asian="normal" style:font-style-complex="italic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font-name="Times New Roman1" fo:font-size="12pt" fo:background-color="transparent" loext:char-shading-value="0" style:font-size-asian="12pt" style:font-size-complex="12pt"/>
    </style:style>
    <style:style style:name="T22" style:family="text">
      <style:text-properties fo:color="#000000" style:font-name="Times New Roman1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officeooo:rsid="014f7f1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Times New Roman1" fo:font-size="12pt" fo:font-weight="normal" style:font-name-asian="WenQuanYi Micro Hei" style:font-size-asian="12pt" style:font-weight-asian="normal" style:font-name-complex="Lohit Hindi" style:font-size-complex="12pt" style:font-weight-complex="normal"/>
    </style:style>
    <style:style style:name="T27" style:family="text">
      <style:text-properties style:font-name="Times New Roman1" fo:font-size="12pt" fo:font-weight="normal" officeooo:rsid="00e7c813" style:font-name-asian="WenQuanYi Micro Hei" style:font-size-asian="12pt" style:font-weight-asian="normal" style:font-name-complex="Lohit Hindi" style:font-size-complex="12pt" style:font-weight-complex="normal"/>
    </style:style>
    <style:style style:name="T28" style:family="text">
      <style:text-properties style:font-name="Times New Roman1" fo:font-size="12pt" style:text-underline-style="solid" style:text-underline-width="auto" style:text-underline-color="font-color" fo:font-weight="normal" style:font-name-asian="WenQuanYi Micro Hei" style:font-size-asian="12pt" style:font-weight-asian="normal" style:font-name-complex="Lohit Hindi" style:font-size-complex="12pt" style:font-weight-complex="normal"/>
    </style:style>
    <style:style style:name="T29" style:family="text">
      <style:text-properties style:font-name="Times New Roman1" fo:font-size="11.8000001907349pt" fo:font-weight="bold" officeooo:rsid="00fc47ef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30" style:family="text">
      <style:text-properties style:font-name="Times New Roman1" fo:font-size="11.8000001907349pt" fo:font-weight="normal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T31" style:family="text">
      <style:text-properties style:font-name="Times New Roman1" fo:font-size="11.8000001907349pt" fo:font-weight="normal" officeooo:rsid="00fc47ef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T32" style:family="text">
      <style:text-properties style:font-name="Times New Roman1" fo:font-size="11.8000001907349pt" fo:font-weight="normal" officeooo:rsid="010ef496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T33" style:family="text">
      <style:text-properties style:font-name="Times New Roman1" fo:font-size="11.8000001907349pt" fo:font-weight="normal" officeooo:rsid="010be942" style:font-name-asian="WenQuanYi Micro Hei" style:font-size-asian="11.8000001907349pt" style:font-weight-asian="normal" style:font-name-complex="Lohit Hindi" style:font-size-complex="11.8000001907349pt" style:font-weight-complex="normal"/>
    </style:style>
    <style:style style:name="T34" style:family="text">
      <style:text-properties style:font-name="Times New Roman1" fo:font-size="11.8000001907349pt" officeooo:rsid="010be942" style:font-name-asian="WenQuanYi Micro Hei" style:font-size-asian="11.8000001907349pt" style:font-name-complex="Lohit Hindi" style:font-size-complex="11.8000001907349pt"/>
    </style:style>
    <style:style style:name="T35" style:family="text">
      <style:text-properties style:font-name="Times New Roman1" fo:font-size="11.8000001907349pt" fo:font-style="italic" fo:font-weight="bold" style:font-name-asian="WenQuanYi Micro Hei" style:font-size-asian="11.8000001907349pt" style:font-style-asian="italic" style:font-weight-asian="bold" style:font-name-complex="Lohit Hindi" style:font-size-complex="11.8000001907349pt" style:font-style-complex="italic" style:font-weight-complex="bold"/>
    </style:style>
    <style:style style:name="T36" style:family="text">
      <style:text-properties style:font-name="Times New Roman1" fo:font-size="11.8000001907349pt" fo:font-style="italic" fo:font-weight="bold" officeooo:rsid="010be942" style:font-name-asian="WenQuanYi Micro Hei" style:font-size-asian="11.8000001907349pt" style:font-style-asian="italic" style:font-weight-asian="bold" style:font-name-complex="Lohit Hindi" style:font-size-complex="11.8000001907349pt" style:font-style-complex="italic" style:font-weight-complex="bold"/>
    </style:style>
    <style:style style:name="T37" style:family="text">
      <style:text-properties style:font-name="Times New Roman1" fo:font-size="11.8000001907349pt" fo:font-style="italic" fo:font-weight="normal" officeooo:rsid="010be942" style:font-name-asian="WenQuanYi Micro Hei" style:font-size-asian="11.8000001907349pt" style:font-style-asian="italic" style:font-weight-asian="normal" style:font-name-complex="Lohit Hindi" style:font-size-complex="11.8000001907349pt" style:font-style-complex="italic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35ebb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f32fd1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10ef496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font-style="italic" fo:font-weight="normal" officeooo:rsid="00f32fd1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inconsolata" fo:font-size="10pt" fo:letter-spacing="normal" fo:font-style="normal" style:text-underline-style="none" fo:font-weight="normal" officeooo:rsid="01081e95" style:text-blinking="false" style:font-size-asian="10pt" style:font-size-complex="10pt" loext:padding="0cm" loext:border="none"/>
    </style:style>
    <style:style style:name="T43" style:family="text">
      <style:text-properties officeooo:rsid="0080df97"/>
    </style:style>
    <style:style style:name="T44" style:family="text">
      <style:text-properties officeooo:rsid="008a61ff"/>
    </style:style>
    <style:style style:name="T45" style:family="text">
      <style:text-properties officeooo:rsid="008b0c85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a5219a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d4e481" style:font-size-asian="12pt" style:font-weight-asian="normal" style:font-size-complex="12pt" style:font-weight-complex="normal"/>
    </style:style>
    <style:style style:name="T4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2pt" fo:font-style="italic" fo:font-weight="normal" officeooo:rsid="00a5219a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font-size="12pt" fo:font-style="italic" fo:font-weight="bold" officeooo:rsid="00d4e481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font-size="12pt" fo:font-style="italic" fo:font-weight="bold" officeooo:rsid="00a5219a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officeooo:rsid="00c7c8d0"/>
    </style:style>
    <style:style style:name="T56" style:family="text">
      <style:text-properties officeooo:rsid="00a5219a"/>
    </style:style>
    <style:style style:name="T57" style:family="text">
      <style:text-properties officeooo:rsid="00cb0171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cc610f" style:font-style-asian="normal" style:font-style-complex="normal"/>
    </style:style>
    <style:style style:name="T60" style:family="text">
      <style:text-properties fo:font-style="normal" officeooo:rsid="00e5cefd" style:font-style-asian="normal" style:font-style-complex="normal"/>
    </style:style>
    <style:style style:name="T61" style:family="text">
      <style:text-properties fo:font-style="normal" officeooo:rsid="00e7c813" style:font-style-asian="normal" style:font-style-complex="normal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1152ad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officeooo:rsid="00ce615c"/>
    </style:style>
    <style:style style:name="T66" style:family="text">
      <style:text-properties officeooo:rsid="00ce791a"/>
    </style:style>
    <style:style style:name="T67" style:family="text">
      <style:text-properties style:font-name-asian="WenQuanYi Micro Hei" style:font-name-complex="Lohit Hindi"/>
    </style:style>
    <style:style style:name="T68" style:family="text">
      <style:text-properties officeooo:rsid="00d21738" style:font-name-asian="WenQuanYi Micro Hei" style:font-name-complex="Lohit Hindi"/>
    </style:style>
    <style:style style:name="T69" style:family="text">
      <style:text-properties officeooo:rsid="00d240a6" style:font-name-asian="WenQuanYi Micro Hei" style:font-name-complex="Lohit Hindi"/>
    </style:style>
    <style:style style:name="T70" style:family="text">
      <style:text-properties officeooo:rsid="0105c941" style:font-name-asian="WenQuanYi Micro Hei" style:font-name-complex="Lohit Hindi"/>
    </style:style>
    <style:style style:name="T71" style:family="text">
      <style:text-properties officeooo:rsid="00d311f0"/>
    </style:style>
    <style:style style:name="T72" style:family="text">
      <style:text-properties officeooo:rsid="00d4e481"/>
    </style:style>
    <style:style style:name="T73" style:family="text">
      <style:text-properties officeooo:rsid="00d84c6f"/>
    </style:style>
    <style:style style:name="T74" style:family="text">
      <style:text-properties officeooo:rsid="00d9af45"/>
    </style:style>
    <style:style style:name="T75" style:family="text">
      <style:text-properties officeooo:rsid="00dc987b"/>
    </style:style>
    <style:style style:name="T76" style:family="text">
      <style:text-properties officeooo:rsid="00dd3f97"/>
    </style:style>
    <style:style style:name="T77" style:family="text">
      <style:text-properties officeooo:rsid="00e03516"/>
    </style:style>
    <style:style style:name="T78" style:family="text">
      <style:text-properties officeooo:rsid="00e41927"/>
    </style:style>
    <style:style style:name="T79" style:family="text">
      <style:text-properties officeooo:rsid="00e56bfd"/>
    </style:style>
    <style:style style:name="T80" style:family="text">
      <style:text-properties officeooo:rsid="00e5cefd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officeooo:rsid="00ea8470"/>
    </style:style>
    <style:style style:name="T83" style:family="text">
      <style:text-properties officeooo:rsid="00ef6188"/>
    </style:style>
    <style:style style:name="T84" style:family="text">
      <style:text-properties style:font-name="Courier New"/>
    </style:style>
    <style:style style:name="T85" style:family="text">
      <style:text-properties style:font-name="Courier New" fo:font-size="10pt"/>
    </style:style>
    <style:style style:name="T86" style:family="text">
      <style:text-properties style:font-name="Courier New" fo:font-size="10pt" officeooo:rsid="00f5df4e" style:font-size-asian="10pt" style:font-size-complex="10pt"/>
    </style:style>
    <style:style style:name="T87" style:family="text">
      <style:text-properties style:font-name="Courier New" fo:font-size="10pt" officeooo:rsid="0102167f" style:font-size-asian="10pt" style:font-size-complex="10pt"/>
    </style:style>
    <style:style style:name="T88" style:family="text">
      <style:text-properties officeooo:rsid="00f0df0d"/>
    </style:style>
    <style:style style:name="T89" style:family="text">
      <style:text-properties officeooo:rsid="00f2ada6"/>
    </style:style>
    <style:style style:name="T90" style:family="text">
      <style:text-properties officeooo:rsid="00f2b526"/>
    </style:style>
    <style:style style:name="T91" style:family="text">
      <style:text-properties officeooo:rsid="00f469e8"/>
    </style:style>
    <style:style style:name="T92" style:family="text">
      <style:text-properties officeooo:rsid="00f9d526"/>
    </style:style>
    <style:style style:name="T93" style:family="text">
      <style:text-properties officeooo:rsid="00fb61aa"/>
    </style:style>
    <style:style style:name="T94" style:family="text">
      <style:text-properties officeooo:rsid="00fe27a7"/>
    </style:style>
    <style:style style:name="T95" style:family="text">
      <style:text-properties officeooo:rsid="0102167f"/>
    </style:style>
    <style:style style:name="T96" style:family="text">
      <style:text-properties fo:font-size="11.8000001907349pt" style:font-name-asian="WenQuanYi Micro Hei" style:font-size-asian="11.8000001907349pt" style:font-name-complex="Lohit Hindi" style:font-size-complex="11.8000001907349pt"/>
    </style:style>
    <style:style style:name="T97" style:family="text">
      <style:text-properties fo:font-size="11.8000001907349pt" fo:font-style="italic" fo:font-weight="bold" style:font-name-asian="WenQuanYi Micro Hei" style:font-size-asian="11.8000001907349pt" style:font-style-asian="italic" style:font-weight-asian="bold" style:font-name-complex="Lohit Hindi" style:font-size-complex="11.8000001907349pt" style:font-style-complex="italic" style:font-weight-complex="bold"/>
    </style:style>
    <style:style style:name="T98" style:family="text">
      <style:text-properties fo:font-size="11.8000001907349pt" fo:font-style="italic" fo:font-weight="bold" officeooo:rsid="0108ed7b" style:font-name-asian="WenQuanYi Micro Hei" style:font-size-asian="11.8000001907349pt" style:font-style-asian="italic" style:font-weight-asian="bold" style:font-name-complex="Lohit Hindi" style:font-size-complex="11.8000001907349pt" style:font-style-complex="italic" style:font-weight-complex="bold"/>
    </style:style>
    <style:style style:name="T99" style:family="text">
      <style:text-properties style:font-name="Arial" fo:font-size="11.8000001907349pt" fo:font-weight="bold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00" style:family="text">
      <style:text-properties style:font-name="Arial" fo:font-size="11.8000001907349pt" fo:font-weight="bold" officeooo:rsid="01030653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01" style:family="text">
      <style:text-properties style:font-name="Arial" fo:font-size="11.8000001907349pt" fo:font-weight="bold" officeooo:rsid="0106ea35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02" style:family="text">
      <style:text-properties style:font-name="Arial" fo:font-size="11.8000001907349pt" fo:font-weight="bold" officeooo:rsid="010efc1d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03" style:family="text">
      <style:text-properties style:font-name="Arial" fo:font-size="11.8000001907349pt" fo:font-weight="bold" officeooo:rsid="0109ee0f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04" style:family="text">
      <style:text-properties style:font-name="Arial" fo:font-size="11.8000001907349pt" fo:font-weight="bold" officeooo:rsid="0113287e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05" style:family="text">
      <style:text-properties style:font-name="Arial" fo:font-size="11.8000001907349pt" fo:font-weight="bold" officeooo:rsid="0116f582" style:font-name-asian="WenQuanYi Micro Hei" style:font-size-asian="11.8000001907349pt" style:font-weight-asian="bold" style:font-name-complex="Lohit Hindi" style:font-size-complex="11.8000001907349pt" style:font-weight-complex="bold"/>
    </style:style>
    <style:style style:name="T106" style:family="text">
      <style:text-properties style:font-name="Arial" fo:font-size="11.8000001907349pt" style:font-name-asian="WenQuanYi Micro Hei" style:font-size-asian="11.8000001907349pt" style:font-name-complex="Lohit Hindi" style:font-size-complex="11.8000001907349pt"/>
    </style:style>
    <style:style style:name="T107" style:family="text">
      <style:text-properties style:font-name="Arial" fo:font-weight="bold" officeooo:rsid="01030653" style:font-name-asian="WenQuanYi Micro Hei" style:font-weight-asian="bold" style:font-name-complex="Lohit Hindi" style:font-weight-complex="bold"/>
    </style:style>
    <style:style style:name="T108" style:family="text">
      <style:text-properties style:font-name="Arial" fo:font-weight="bold" officeooo:rsid="010be942" style:font-name-asian="WenQuanYi Micro Hei" style:font-weight-asian="bold" style:font-name-complex="Lohit Hindi" style:font-weight-complex="bold"/>
    </style:style>
    <style:style style:name="T109" style:family="text">
      <style:text-properties style:font-name="Arial" fo:font-weight="bold" officeooo:rsid="01030653" style:font-weight-asian="bold" style:font-weight-complex="bold"/>
    </style:style>
    <style:style style:name="T110" style:family="text">
      <style:text-properties style:font-name="Arial" fo:font-weight="bold" officeooo:rsid="0113287e" style:font-weight-asian="bold" style:font-weight-complex="bold"/>
    </style:style>
    <style:style style:name="T111" style:family="text">
      <style:text-properties officeooo:rsid="01081e95"/>
    </style:style>
    <style:style style:name="T112" style:family="text">
      <style:text-properties officeooo:rsid="0109ee0f"/>
    </style:style>
    <style:style style:name="T113" style:family="text">
      <style:text-properties officeooo:rsid="010ef496"/>
    </style:style>
    <style:style style:name="T114" style:family="text">
      <style:text-properties officeooo:rsid="011152ad"/>
    </style:style>
    <style:style style:name="T115" style:family="text">
      <style:text-properties officeooo:rsid="01144215"/>
    </style:style>
    <style:style style:name="T116" style:family="text">
      <style:text-properties officeooo:rsid="01155081"/>
    </style:style>
    <style:style style:name="T117" style:family="text">
      <style:text-properties officeooo:rsid="01197bd3"/>
    </style:style>
    <style:style style:name="T118" style:family="text">
      <style:text-properties style:font-name="Courier new" fo:font-size="9.80000019073486pt" fo:font-style="normal" fo:font-weight="bold" style:font-style-asian="normal" style:font-weight-asian="bold" style:font-style-complex="normal" style:font-weight-complex="bold"/>
    </style:style>
    <style:style style:name="T119" style:family="text">
      <style:text-properties style:font-name="Courier New"/>
    </style:style>
    <style:style style:name="T120" style:family="text">
      <style:text-properties style:font-name="Courier New" fo:font-size="9.80000019073486pt"/>
    </style:style>
    <style:style style:name="T121" style:family="text">
      <style:text-properties style:font-name="Courier New" fo:font-size="7.8000001907348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Cahier de TP <text:line-break/>« <text:span text:style-name="T55">Messagerie distribuée avec Kafka </text:span>»</text:p>
      <text:p text:style-name="P64"/>
      <text:p text:style-name="P65">Pré-requis : </text:p>
      <text:list xml:id="list84723267" text:style-name="L1">
        <text:list-item>
          <text:p text:style-name="P89">Bonne connexion Internet </text:p>
        </text:list-item>
        <text:list-item>
          <text:p text:style-name="P90">Système d'exploitation recommandé : Linux, <text:span text:style-name="T24">MacOs, Windows 10 (avec Git Bash)</text:span></text:p>
        </text:list-item>
        <text:list-item>
          <text:p text:style-name="P91">JDK8+</text:p>
        </text:list-item>
        <text:list-item>
          <text:p text:style-name="P92">IDE Recommandés : STS 4, IntelliJIDEA, VSCode</text:p>
        </text:list-item>
        <text:list-item>
          <text:p text:style-name="P93"><text:span text:style-name="T82">Docker, </text:span>Git</text:p>
          <text:p text:style-name="P94"/>
        </text:list-item>
      </text:list>
      <text:h text:style-name="Heading_20_1" text:outline-level="1"/>
      <text:h text:style-name="Heading_20_1" text:outline-level="1"><text:span text:style-name="T43">Atelier 1</text:span>: <text:span text:style-name="T55">Installation</text:span></text:h>
      <text:p text:style-name="Standard"/>
      <text:h text:style-name="Heading_20_2" text:outline-level="2">1. <text:span text:style-name="T55">Installation Ensemble Zookeeper </text:span><text:s/></text:h>
      <text:h text:style-name="P147" text:outline-level="1">Récupérer <text:span text:style-name="T71">une distribution de Zookeeper</text:span>.</text:h>
      <text:p text:style-name="P36"><text:span text:style-name="T47">https://downloads.apache.org/zookeeper/zookeeper-3.6.2/apache-zookeeper-3.6.2-bin.tar.gz</text:span></text:p>
      <text:p text:style-name="P42"/>
      <text:p text:style-name="P39"><text:span text:style-name="T47">C</text:span><text:span text:style-name="T46">réer un répertoire (</text:span><text:span text:style-name="T49">ZK_ENSEMBLE</text:span><text:span text:style-name="T46">) pour stocker les fichiers de configuration des instance</text:span></text:p>
      <text:p text:style-name="P44">Y créer 3 sous-répertoire 1,2 et 3 </text:p>
      <text:p text:style-name="P41"><text:span text:style-name="T46">Dans chacun des répertoire créer un sous-répertoire </text:span><text:span text:style-name="T51">data</text:span><text:span text:style-name="T46"> y créer un fichier nommé myid contenant l’identifiant de l’instance (1,2 et 3)</text:span></text:p>
      <text:p text:style-name="P40"><text:span text:style-name="T48">Copier dans chacun des répertoires le répertoire </text:span><text:span text:style-name="T52">conf</text:span><text:span text:style-name="T48"> de la distribution</text:span></text:p>
      <text:p text:style-name="P41"><text:span text:style-name="T46">Dans chacun des répertoire éditer le fichier </text:span><text:span text:style-name="T53">zoo.cfg </text:span><text:span text:style-name="T50">, </text:span><text:span text:style-name="T54">en particulier</text:span></text:p>
      <text:list xml:id="list675664401" text:style-name="L2">
        <text:list-item>
          <text:p text:style-name="P99"><text:span text:style-name="T47">d</text:span><text:span text:style-name="T46">ataDir</text:span></text:p>
        </text:list-item>
        <text:list-item>
          <text:p text:style-name="P100">Les ports TCP utilisés</text:p>
        </text:list-item>
      </text:list>
      <text:p text:style-name="P43"/>
      <text:p text:style-name="P41"><text:span text:style-name="T47">S</text:span><text:span text:style-name="T46">e mettre au point un fichier sh permettant de démarrer les 3 instances</text:span></text:p>
      <text:p text:style-name="P31"><text:span text:style-name="T72">$ZK_HOME</text:span>/bin/zkServer.sh --onfig $ZK_ENSEMBLE<text:span text:style-name="T72">CONF/1/conf</text:span> start &amp;&amp; </text:p>
      <text:p text:style-name="P31"><text:span text:style-name="T72">$ZK_HOME</text:span>/bin/zkServer.sh --config $ZK_ENSEMBLE<text:span text:style-name="T72">CONF/2/conf</text:span> start</text:p>
      <text:p text:style-name="P31">&amp;&amp; </text:p>
      <text:p text:style-name="P31"><text:span text:style-name="T72">$ZK_HOME</text:span>/bin/zkServer.sh --config $ZK_ENSEMBLE<text:span text:style-name="T72">CONF/3/conf</text:span> start</text:p>
      <text:p text:style-name="P31"/>
      <text:p text:style-name="P28">Données partagées :</text:p>
      <text:h text:style-name="P147" text:outline-level="1">Connecter à l’instance 1 via :</text:h>
      <text:p text:style-name="P74">./zookeeper-1/bin/zkCli.sh -server 127.0.0.1:2181</text:p>
      <text:h text:style-name="P148" text:outline-level="1"><text:soft-page-break/>Créer une donnée et <text:span text:style-name="T73">enregistrer</text:span> un <text:span text:style-name="T1">watcher</text:span> :</text:h>
      <text:p text:style-name="P30">create /<text:span text:style-name="T56">dp</text:span> hello</text:p>
      <text:p text:style-name="P30">get -<text:span text:style-name="T73">w </text:span>/<text:span text:style-name="T56">dp</text:span></text:p>
      <text:p text:style-name="P77"/>
      <text:p text:style-name="P78">Dans un autre terminal, se connecter à l’instance 2 et <text:span text:style-name="T74">mettre</text:span> à jour la donnée partagée</text:p>
      <text:p text:style-name="P76">./zookeeper-2/bin/zkCli.sh -server 127.0.0.1:2182</text:p>
      <text:p text:style-name="P75">set /<text:span text:style-name="T73">dp</text:span> world</text:p>
      <text:p text:style-name="P75"/>
      <text:p text:style-name="P78">Vous devez observer une notification dans le terminal 1</text:p>
      <text:p text:style-name="P78"/>
      <text:p text:style-name="P79">Election et quorum</text:p>
      <text:p text:style-name="P78">Afficher les rôles des serveurs avec la commande :</text:p>
      <text:p text:style-name="P75">echo stat | nc localhost 2181 | grep Mode &amp;&amp; echo stat | nc localhost 2182 | grep Mode &amp;&amp; echo stat | nc localhost 2183 | grep Mode</text:p>
      <text:p text:style-name="P36"><text:line-break/><text:span text:style-name="T56">Stopper le serveur leader et observer la réélection</text:span></text:p>
      <text:p text:style-name="P35">Stopper encore un serveur et interroger le serveur restant. <text:span text:style-name="T74">L’ensemble</text:span> n’ayant plus de quorum ne doit pas répondre</text:p>
      <text:p text:style-name="P35">Redémarrer un serveur et observer la remise en service de le l’ensemble</text:p>
      <text:p text:style-name="P1"/>
      <text:h text:style-name="Heading_20_2" text:outline-level="2">2. <text:span text:style-name="T57">Installation broker Kafka</text:span></text:h>
      <text:p text:style-name="P3">Récupérer <text:span text:style-name="T59">une distribution de </text:span><text:span text:style-name="T2">Kafka</text:span></text:p>
      <text:p text:style-name="P37">Démarrer un broker via :</text:p>
      <text:p text:style-name="P4">./kafka-server-start.sh <text:s/><text:span text:style-name="T75">[</text:span>-daemon<text:span text:style-name="T75">]</text:span> ../config/server.properties</text:p>
      <text:p text:style-name="P6">Vérifier le bon démarrage via la console</text:p>
      <text:p text:style-name="P9">Faites des vérification en créant un topic et envoyant des messages via les utilitaires.</text:p>
      <text:p text:style-name="P6"/>
      <text:h text:style-name="Heading_20_2" text:outline-level="2"><text:span text:style-name="T66">3. </text:span>Mise en place cluster Kafka</text:h>
      <text:p text:style-name="P6">Créer un répertoire <text:span text:style-name="T8">kafka-cluster</text:span> et 3 sous-répertoires : <text:span text:style-name="T8">broker-1</text:span>, <text:span text:style-name="T8">broker-2</text:span>, <text:span text:style-name="T8">broker-3</text:span></text:p>
      <text:p text:style-name="P6">Copier le fichier <text:span text:style-name="T1">server.properties</text:span> dans le <text:span text:style-name="T114">répertoire </text:span><text:span text:style-name="T16">kafka-cluster</text:span><text:span text:style-name="T114"> affecter dans chaque fichier de configuration un identifiant unique au broker (propriété </text:span><text:span text:style-name="T9">broker.id</text:span><text:span text:style-name="T65">)</text:span></text:p>
      <text:p text:style-name="P7">Modifier également l’emplacement des logs <text:span text:style-name="T75">(</text:span><text:span text:style-name="T10">logs.dir</text:span><text:span text:style-name="T75">)</text:span></text:p>
      <text:p text:style-name="P109">Mettre au point un script sh permettant de démarrer les 3 brokers <text:span text:style-name="T76">en mode daemon qui surcharge 3 propriétés :</text:span></text:p>
      <text:list xml:id="list900375194" text:style-name="L13">
        <text:list-item>
          <text:p text:style-name="P135"><text:span text:style-name="T63">broker.id</text:span></text:p>
        </text:list-item>
        <text:list-item>
          <text:p text:style-name="P136"><text:span text:style-name="T62">logs.dir</text:span></text:p>
        </text:list-item>
        <text:list-item>
          <text:p text:style-name="P136"><text:span text:style-name="T62">listeners </text:span></text:p>
        </text:list-item>
      </text:list>
      <text:p text:style-name="P8">Visualiser les traces de démarrages :</text:p>
      <text:p text:style-name="P5">tail -f $KAFKA_HOME/logs/server.log</text:p>
      <text:p text:style-name="P45"><text:soft-page-break/></text:p>
      <text:p text:style-name="P18"><text:span text:style-name="T67">Créer un topic </text:span><text:span text:style-name="T18">testing</text:span><text:span text:style-name="T68"> avec 5 partitions et 2 répliques :</text:span></text:p>
      <text:p text:style-name="P22">./kafka-topics.sh --create --zookeeper localhost:2181 --replication-factor 2 --partitions 5 --topic testing</text:p>
      <text:p text:style-name="P20">Lister les topics du cluster </text:p>
      <text:p text:style-name="P20">Démarrer un producteur de messages</text:p>
      <text:p text:style-name="P23">./kafka-console-producer.sh --broker-list localhost:9092 --topic testing --property "parse.key=true" --property "key.separator=:"</text:p>
      <text:p text:style-name="P19"><text:span text:style-name="T69">Saisir</text:span><text:span text:style-name="T67"> quelques messages</text:span></text:p>
      <text:p text:style-name="P21">Accéder à la description détaillée du topic</text:p>
      <text:p text:style-name="P21">Visualiser les répertoires de logs sur les brokers :</text:p>
      <text:p text:style-name="P24">./kafka-log-dirs.sh <text:s/>--bootstrap-server localhost:9092 --describe</text:p>
      <text:p text:style-name="P21">Consommer les messages depuis le début</text:p>
      <text:p text:style-name="P21">Dans une autre fenêtre, lister les groupes de consommateurs et accéder au détail du groupe de consommateur en lecture sur le topic <text:span text:style-name="T8">testing</text:span></text:p>
      <text:p text:style-name="P38"/>
      <text:h text:style-name="P149" text:outline-level="1"/>
      <text:h text:style-name="P153" text:outline-level="1"><text:span text:style-name="T43">Atelier 2</text:span>: <text:span text:style-name="T77">Producer API</text:span></text:h>
      <text:p text:style-name="P2"/>
      <text:p text:style-name="P46">Importer le projet Maven fourni</text:p>
      <text:p text:style-name="P46">Le projet est composé de :</text:p>
      <text:list xml:id="list969786722" text:style-name="L3">
        <text:list-item>
          <text:p text:style-name="P101">Une classe principale <text:span text:style-name="T8">KafkaProducerApplication</text:span> qui prend en arguments :</text:p>
          <text:list>
            <text:list-item>
              <text:p text:style-name="P101"><text:span text:style-name="T8">nbThreads</text:span> : Un nombre de threads</text:p>
            </text:list-item>
            <text:list-item>
              <text:p text:style-name="P101"><text:span text:style-name="T8">nbMessages</text:span> : Un nombre de messages</text:p>
            </text:list-item>
            <text:list-item>
              <text:p text:style-name="P101"><text:span text:style-name="T8">sleep</text:span> : Un temps de pause</text:p>
            </text:list-item>
            <text:list-item>
              <text:p text:style-name="P101"><text:span text:style-name="T8">sendMode</text:span> : Le mode d’envoi : 0 pour Fire_And_Forget, 1 pour Synchrone, 2 pour Asynchrone</text:p>
              <text:p text:style-name="P101">L’application instancie <text:span text:style-name="T1">nbThreads</text:span> <text:span text:style-name="T1">KafkaProducerThread</text:span> et leur demande de s’exécuter ; quand toutes les threads sont terminées. Elle affiche le temps d’exécution</text:p>
            </text:list-item>
          </text:list>
        </text:list-item>
      </text:list>
      <text:list xml:id="list3346766570" text:style-name="L4">
        <text:list-item>
          <text:p text:style-name="P103"><text:span text:style-name="T77">Une classe </text:span><text:span text:style-name="T11">KafkaProducerThread</text:span><text:span text:style-name="T77"> qui une fois instanciée envoie </text:span><text:span text:style-name="T3">nbMessages</text:span><text:span text:style-name="T77"> tout les temps de pause selon un des 3 modes d’envoi. <text:line-break/>Les messages sont constitués d‘une au format String (</text:span><text:span text:style-name="T3">courier.id</text:span><text:span text:style-name="T77">) et d’une payload au format JSON (classe </text:span><text:span text:style-name="T3">Courier</text:span><text:span text:style-name="T4">)</text:span></text:p>
        </text:list-item>
        <text:list-item>
          <text:p text:style-name="P104">Le package <text:span text:style-name="T8">model</text:span> contient les classes modélisant les données</text:p>
          <text:list>
            <text:list-item>
              <text:p text:style-name="P104"><text:span text:style-name="T8">Position</text:span> : Une position en latitude, longitude</text:p>
            </text:list-item>
            <text:list-item>
              <text:p text:style-name="P104"><text:span text:style-name="T8">Courier</text:span> : Un coursier associé à une position</text:p>
            </text:list-item>
            <text:list-item>
              <text:p text:style-name="P104"><text:span text:style-name="T8">SendMode</text:span> : Une énumération des modes d’envoi</text:p>
            </text:list-item>
          </text:list>
        </text:list-item>
      </text:list>
      <text:p text:style-name="P10"/>
      <text:p text:style-name="P48">Compléter les méthodes d’envoi de <text:span text:style-name="T1">KafkaProducerThread</text:span>.</text:p>
      <text:p text:style-name="P110">Pour cela vous devez :</text:p>
      <text:list xml:id="list1388069535" text:style-name="L5">
        <text:list-item>
          <text:p text:style-name="P111">Initialiser un <text:span text:style-name="T22">KafkaProducer&lt;String,Courier&gt;</text:span><text:span text:style-name="T21"> et y positionner des sérialiseurs JSON pour la classe </text:span><text:span text:style-name="T22">Courier</text:span></text:p>
        </text:list-item>
        <text:list-item>
          <text:p text:style-name="P112"><text:span text:style-name="T20">Construire un </text:span><text:span text:style-name="T23">ProducerRecord</text:span><text:span text:style-name="T20"> pour chaque messages</text:span></text:p>
        </text:list-item>
        <text:list-item>
          <text:p text:style-name="P122">Implémenter les 3 méthodes d’envoi</text:p>
        </text:list-item>
      </text:list>
      <text:p text:style-name="P123"/>
      <text:p text:style-name="P13">Via les commandes utilitaires de Kafka, vérifier la création du topic et consommer les messages</text:p>
      <text:p text:style-name="P13"/>
      <text:p text:style-name="P49"><text:span text:style-name="T58">Supprimer le topic et le recréer avec un nombre de </text:span><text:span text:style-name="T1">partitions=3</text:span><text:span text:style-name="T58"> et un </text:span><text:span text:style-name="T1">replication-factor=2</text:span></text:p>
      <text:p text:style-name="P14">Envoyer des messages</text:p>
      <text:p text:style-name="P15">Construire un jar executable avec : <text:line-break/><text:span text:style-name="T1">mvn package</text:span></text:p>
      <text:p text:style-name="P15"/>
      <text:h text:style-name="P154" text:outline-level="1"><text:span text:style-name="T43">Atelier 3 </text:span>: <text:span text:style-name="T78">Consumer API</text:span></text:h>
      <text:p text:style-name="P69"/>
      <text:h text:style-name="P157" text:outline-level="4">2.1 Implémentation </text:h>
      <text:p text:style-name="P47">Le projet est composé de :</text:p>
      <text:list xml:id="list181430306150257" text:continue-list="list969786722" text:style-name="L3">
        <text:list-item>
          <text:p text:style-name="P102">Une classe principale <text:span text:style-name="T8">Kafka</text:span><text:span text:style-name="T12">Consumer</text:span><text:span text:style-name="T8">Application</text:span> qui prend en arguments :</text:p>
          <text:list>
            <text:list-item>
              <text:p text:style-name="P102"><text:span text:style-name="T8">nbThreads</text:span> : Un nombre de threads</text:p>
            </text:list-item>
            <text:list-item>
              <text:p text:style-name="P102"><text:span text:style-name="T8">sleep</text:span> : Un temps de pause</text:p>
              <text:p text:style-name="P102">L’application instancie <text:span text:style-name="T1">nbThreads</text:span> <text:span text:style-name="T1">Kafka</text:span><text:span text:style-name="T5">Consumer</text:span><text:span text:style-name="T1">Thread</text:span> et leur demande de s’exécuter. <text:span text:style-name="T79">Le programme s’arrête au bout d’un certains temps.</text:span></text:p>
            </text:list-item>
          </text:list>
        </text:list-item>
      </text:list>
      <text:list xml:id="list4225753296" text:style-name="L6">
        <text:list-item>
          <text:p text:style-name="P106"><text:span text:style-name="T77">Une classe </text:span><text:span text:style-name="T11">Kafka</text:span><text:span text:style-name="T12">Consumer</text:span><text:span text:style-name="T11">Thread</text:span><text:span text:style-name="T77"> qui une fois instanciée poll le topic position tout les temps de pause. <text:line-break/>A la réception des messages, il affiche la clé, l’offset et le timesatmp de chaque message. Il met également à jour une Map qui contient le nombre de mise à jour pour chaque coursier</text:span></text:p>
        </text:list-item>
        <text:list-item>
          <text:p text:style-name="P105">Le package <text:span text:style-name="T8">model</text:span> contient les classes modélisant les données</text:p>
          <text:list>
            <text:list-item>
              <text:p text:style-name="P105"><text:span text:style-name="T8">Position</text:span> : Une position en latitude, longitude</text:p>
            </text:list-item>
            <text:list-item>
              <text:p text:style-name="P105"><text:span text:style-name="T8">Courier</text:span> : Un coursier associé à une position</text:p>
            </text:list-item>
          </text:list>
        </text:list-item>
      </text:list>
      <text:p text:style-name="P11"/>
      <text:p text:style-name="P12">Compléter l<text:span text:style-name="T80">a boucle de réception des messages</text:span></text:p>
      <text:p text:style-name="P12"/>
      <text:p text:style-name="P15">Pour cela, vous devez </text:p>
      <text:list xml:id="list3706966019" text:style-name="L7">
        <text:list-item>
          <text:p text:style-name="P124"><text:span text:style-name="T60">Initialiser un </text:span><text:span text:style-name="T6">KafkaConsumer</text:span></text:p>
        </text:list-item>
        <text:list-item>
          <text:p text:style-name="P125"><text:span text:style-name="T60">F</text:span><text:span text:style-name="T58">ournir un Deseri</text:span><text:span text:style-name="T61">a</text:span><text:span text:style-name="T58">liseur</text:span></text:p>
        </text:list-item>
        <text:list-item>
          <text:p text:style-name="P107">Implémenter la boucle de réception</text:p>
        </text:list-item>
      </text:list>
      <text:p text:style-name="P15"/>
      <text:p text:style-name="P15">Pour tester la réception, vous pouvez utiliser le programme précédent et le lancer afin qu’il exécute de nombreux message :</text:p>
      <text:p text:style-name="P15">Par exemple :</text:p>
      <text:p text:style-name="P126">producer_home$ java -jar target/producer-0.0.1-SNAPSHOT-jar-with-dependencies.jar 10 100000 500 0</text:p>
      <text:h text:style-name="P157" text:outline-level="4">2.2 Tests </text:h>
      <text:p text:style-name="P113">Une fois le programme mis au point, effectuer plusieurs tests </text:p>
      <text:p text:style-name="P16"><text:span text:style-name="T28">Tester qu’aucun message n’est perdu : </text:span><text:span text:style-name="T26"><text:line-break/>Démarrer le programme avec 1 thread arrêter puis redémarrer avec la même configuration</text:span></text:p>
      <text:p text:style-name="P16"><text:span text:style-name="T28">Tester la réaffectation de partitions : </text:span><text:span text:style-name="T26"><text:line-break/>Démarrer avec 2 threads puis 3 threads et visualiser la </text:span><text:span text:style-name="T27">répartition</text:span><text:span text:style-name="T26"> des partitions</text:span></text:p>
      <text:p text:style-name="P113">Démarrer également le programme avec 5 threads</text:p>
      <text:p text:style-name="P50"/>
      <text:h text:style-name="P155" text:outline-level="1">Atelier 4. Kafka Connect</text:h>
      <text:p text:style-name="P66"/>
      <text:p text:style-name="P66">Objectifs : <text:span text:style-name="T82">Déverser le topic </text:span><text:span text:style-name="T7">position</text:span><text:span text:style-name="T82"> dans un index ElasticSearch </text:span></text:p>
      <text:h text:style-name="Heading_20_4" text:outline-level="4"><text:span text:style-name="T88">4.1 </text:span>Installations ElasticSearch + Connecteur</text:h>
      <text:p text:style-name="P82">Démarrer <text:span text:style-name="T1">ElasticSearch</text:span> et <text:span text:style-name="T1">Kibana</text:span> en se plaçant dans le répertoire du fichier <text:span text:style-name="T1">docker-compose.yml</text:span> fourni, puis :</text:p>
      <text:p text:style-name="P85">docker-compose up -d</text:p>
      <text:p text:style-name="P82"/>
      <text:p text:style-name="P83">Récupérer le projet OpenSource ElasticSearchConnector de Confluent et se placer sur une release puis builder.</text:p>
      <text:p text:style-name="P83"><text:span text:style-name="T85">git clone </text:span><text:a xlink:type="simple" xlink:href="https://github.com/confluentinc/kafka-connect-elasticsearch.git" text:style-name="Internet_20_link" text:visited-style-name="Visited_20_Internet_20_Link"><text:span text:style-name="T85">https://github.com/confluentinc/kafka-connect-elasticsearch.git</text:span></text:a></text:p>
      <text:p text:style-name="P84">cd kafka-connect-elasticsearch</text:p>
      <text:p text:style-name="P84">git checkout v11.0.3</text:p>
      <text:p text:style-name="P84">mvn -DskipTests clean package</text:p>
      <text:p text:style-name="P83"/>
      <text:p text:style-name="P83">Copier ensuite toutes les librairies présent<text:span text:style-name="T83">es</text:span> dans <text:line-break/><text:span text:style-name="T8">target/kafka-connect-elasticsearch-11.0.3-package/share/java/kafka-connect-elasticsearch/</text:span> <text:line-break/>dans le répertoire <text:span text:style-name="T8">lib</text:span><text:span text:style-name="T19">s</text:span> de Kafka</text:p>
      <text:p text:style-name="P83"/>
      <text:h text:style-name="P164" text:outline-level="4">4.1 Configuration Kafka Standalone</text:h>
      <text:p text:style-name="P86">Mettre au point un fichier de configuration <text:span text:style-name="T8">elasticsearch-connect.properties</text:span> contenant :</text:p>
      <text:p text:style-name="P88">name=elasticsearch-sink</text:p>
      <text:p text:style-name="P88">connector.class=io.confluent.connect.elasticsearch.ElasticsearchSinkConnector</text:p>
      <text:p text:style-name="P88">tasks.max=1</text:p>
      <text:p text:style-name="P88">topics=position</text:p>
      <text:p text:style-name="P88">topic.index.map=position:position_index</text:p>
      <text:p text:style-name="P88">connection.url=http://localhost:9200</text:p>
      <text:p text:style-name="P88">type.name=log</text:p>
      <text:p text:style-name="P88">key.ignore=true</text:p>
      <text:p text:style-name="P88">schema.ignore=true</text:p>
      <text:p text:style-name="P86">Démarrer <text:span text:style-name="T8">kafka-standalone</text:span> et alimenter le topic <text:span text:style-name="T8">position</text:span></text:p>
      <text:p text:style-name="P87">Vous pouvez visualiser les <text:span text:style-name="T89">effets</text:span> du connecteur </text:p>
      <text:list xml:id="list3708105872" text:style-name="L8">
        <text:list-item>
          <text:p text:style-name="P97"><text:span text:style-name="T89">Via ElasticSearch  : </text:span><text:a xlink:type="simple" xlink:href="http://localhost:9200/position/_search" text:style-name="Internet_20_link" text:visited-style-name="Visited_20_Internet_20_Link"><text:span text:style-name="T89">http://localhost:9200/position/_search</text:span></text:a><text:span text:style-name="T89"> </text:span></text:p>
        </text:list-item>
        <text:list-item>
          <text:p text:style-name="P98">Via Kibana : http://localhost:5601</text:p>
        </text:list-item>
      </text:list>
      <text:p text:style-name="P86"><text:span text:style-name="T81">Optionnel</text:span> : Améliorer le fichier de configuration afin d’introduire le timestamp</text:p>
      <text:h text:style-name="P165" text:outline-level="4"><text:span text:style-name="Source_20_Text"><text:span text:style-name="T38"/></text:span></text:h>
      <text:h text:style-name="P150" text:outline-level="1"/>
      <text:h text:style-name="P156" text:outline-level="1"><text:span text:style-name="T44">Atelier 5 :</text:span> <text:span text:style-name="T90">KafkaStream</text:span></text:h>
      <text:p text:style-name="P67"/>
      <text:p text:style-name="P68"><text:span text:style-name="T81">Objectifs </text:span>: </text:p>
      <text:p text:style-name="P68"><text:span text:style-name="T113">Écrire une mini-application Stream qui prend en entrée le topic </text:span><text:span text:style-name="T13">position</text:span><text:span text:style-name="T90"> et écrit en sortie dans le topic </text:span><text:span text:style-name="T13">position-out</text:span><text:span text:style-name="T90"> en ajoutant un timestamp aux valeurs d’entrée</text:span></text:p>
      <text:p text:style-name="P67"/>
      <text:p text:style-name="P71"><text:span text:style-name="Source_20_Text"><text:span text:style-name="T39">Importer le projet Maven fourni, il contient les bonnes dépendances et un package </text:span></text:span><text:span text:style-name="Source_20_Text"><text:span text:style-name="T41">model </text:span></text:span><text:span text:style-name="Source_20_Text"><text:span text:style-name="T39">:</text:span></text:span></text:p>
      <text:list xml:id="list1245828957" text:style-name="L9">
        <text:list-item>
          <text:p text:style-name="P95"><text:span text:style-name="Source_20_Text"><text:span text:style-name="T39">Un champ timesatmp a été ajouté à la classe Courier </text:span></text:span></text:p>
        </text:list-item>
        <text:list-item>
          <text:p text:style-name="P95"><text:span text:style-name="Source_20_Text"><text:span text:style-name="T39">Une implémentation de </text:span></text:span><text:span text:style-name="Source_20_Text"><text:span text:style-name="T41">Serde</text:span></text:span><text:span text:style-name="Source_20_Text"><text:span text:style-name="T39"> permettant la sérialisation et la désérialisation de la classe </text:span></text:span><text:span text:style-name="Source_20_Text"><text:span text:style-name="T41">Courier</text:span></text:span><text:span text:style-name="Source_20_Text"><text:span text:style-name="T39"> est fournie</text:span></text:span></text:p>
        </text:list-item>
      </text:list>
      <text:p text:style-name="P70"><text:span text:style-name="Source_20_Text"><text:span text:style-name="T41"/></text:span></text:p>
      <text:p text:style-name="P70"><text:span text:style-name="Source_20_Text"><text:span text:style-name="T39">Avec l’exemple du cours, </text:span></text:span><text:span text:style-name="Source_20_Text"><text:span text:style-name="T40">écrire</text:span></text:span><text:span text:style-name="Source_20_Text"><text:span text:style-name="T39"> la classe principale qui effectue le traitement voulu</text:span></text:span></text:p>
      <text:h text:style-name="P151" text:outline-level="1"><text:span text:style-name="T45">Atelier 6</text:span> : <text:span text:style-name="T91">Fiabilité</text:span></text:h>
      <text:h text:style-name="P158" text:outline-level="4">1. At Least Once, At Most Once</text:h>
      <text:p text:style-name="P17"><text:span text:style-name="T81">Objectifs </text:span>:</text:p>
      <text:p text:style-name="P54">Explorer les différentes combinaisons de configuration des producteurs et consommateurs vis à vis de la fiabilité sous différents scénarios de test.</text:p>
      <text:p text:style-name="P54">On utilisera un cluster de 3 nœuds avec un topic de 3 partitions et un mode de réplication de 2.</text:p>
      <text:p text:style-name="P54">Le scénarios de test envisagé (Choisir un scénario parmi les 2): </text:p>
      <text:list xml:id="list2171210799" text:style-name="L10">
        <text:list-item>
          <text:p text:style-name="P129">Redémarrage d<text:span text:style-name="T93">e broker(s)</text:span></text:p>
        </text:list-item>
        <text:list-item>
          <text:p text:style-name="P129">Ré-équilibrage des consommateurs</text:p>
        </text:list-item>
      </text:list>
      <text:p text:style-name="P54"/>
      <text:p text:style-name="P54">Les différentes combinaisons envisagé<text:span text:style-name="T92">e</text:span>s</text:p>
      <text:list xml:id="list1822075037" text:style-name="L11">
        <text:list-item>
          <text:p text:style-name="P130">Producteur : <text:span text:style-name="T1">ack=0</text:span> ou <text:span text:style-name="T1">ack=all</text:span></text:p>
        </text:list-item>
        <text:list-item>
          <text:p text:style-name="P130">Consommateur : auto-commit ou commits manuels</text:p>
        </text:list-item>
      </text:list>
      <text:p text:style-name="P54"/>
      <text:p text:style-name="P55">Les métriques surveillés </text:p>
      <text:list xml:id="list88423817" text:style-name="L12">
        <text:list-item>
          <text:p text:style-name="P131">Producteur : Trace WARN ou +</text:p>
        </text:list-item>
        <text:list-item>
          <text:p text:style-name="P131">Consommateur : Trace Doublon ou messages loupés</text:p>
        </text:list-item>
      </text:list>
      <text:p text:style-name="P72"/>
      <text:p text:style-name="P29">Méthodes :</text:p>
      <text:p text:style-name="P56">Supprimer le topic <text:span text:style-name="T8">position</text:span></text:p>
      <text:p text:style-name="P56">Le recréer avec </text:p>
      <text:p text:style-name="P32">./kafka-topics.sh --create --zookeeper localhost:2181 --replication-factor 2 --partitions 3 --topic verify</text:p>
      <text:p text:style-name="P51">Vérifier l’affectation des partitions et des répliques via :</text:p>
      <text:p text:style-name="P32">./kafka-topics.sh --zookeeper localhost:2181 --describe --topic position</text:p>
      <text:p text:style-name="P52"/>
      <text:p text:style-name="P56">Récupérer les sources fournis et construire pour les 2 clients l’exécutable via <text:line-break/><text:soft-page-break/><text:span text:style-name="T86">mvn</text:span> <text:span text:style-name="T86">clean</text:span> <text:span text:style-name="T86">package</text:span></text:p>
      <text:p text:style-name="P52"><text:span text:style-name="T93">Dans 2 terminal, démarrer 2 consommateurs :<text:line-break/></text:span><text:span text:style-name="T86">java -jar target/consumer-0.0.1-SNAPSHOT-jar-with-dependencies.jar 1 1000 &gt;</text:span><text:span text:style-name="T87">&gt;</text:span><text:span text:style-name="T86"> log1.csv</text:span></text:p>
      <text:p text:style-name="P33">java -jar target/consumer-0.0.1-SNAPSHOT-jar-with-dependencies.jar 1 1000 &gt;<text:span text:style-name="T95">&gt;</text:span> log2.csv</text:p>
      <text:p text:style-name="P53"/>
      <text:p text:style-name="P57">Dans un autre terminal, démarrer 1 producte<text:span text:style-name="T94">u</text:span>r multi-threadé :</text:p>
      <text:p text:style-name="P33">java -jar target/producer-0.0.1-SNAPSHOT-jar-with-dependencies.jar 20 5000 10 &lt;0|1|2&gt; &lt;0|all&gt;</text:p>
      <text:p text:style-name="P57"/>
      <text:p text:style-name="P58">Pendant la consommation des messages, en fonction du scénario : arrêter et redémarrer un broker ou un <text:span text:style-name="T94">consommateur.</text:span></text:p>
      <text:p text:style-name="P58"/>
      <text:p text:style-name="P58">Un utilitaire <text:span text:style-name="T14">check-log</text:span><text:span text:style-name="T15">s</text:span><text:span text:style-name="T94"> </text:span>est fourni permettant de détecter les doublons <text:span text:style-name="T94">ou les offsets.</text:span></text:p>
      <text:p text:style-name="P127">java -jar check-logs.jar &lt;log.csv&gt;</text:p>
      <text:p text:style-name="P127"/>
      <text:p text:style-name="P127"/>
      <text:h text:style-name="P159" text:outline-level="4">2. Exactly One</text:h>
      <text:p text:style-name="P114">Modifier la configuration du producer afin d’autoriser l’idempotence.</text:p>
      <text:p text:style-name="P114">Rejouer les scénarios de tests précédents</text:p>
      <text:p text:style-name="P114"/>
      <text:p text:style-name="P114"/>
      <text:h text:style-name="P152" text:outline-level="1">Atelier 7 : Administration</text:h>
      <text:p text:style-name="P60"><text:span text:style-name="T31">Exécuter les producteurs et les consommateurs</text:span><text:span text:style-name="T29"> </text:span><text:span text:style-name="T30">pendant les opérations </text:span><text:span text:style-name="T32">d’administration</text:span></text:p>
      <text:h text:style-name="P160" text:outline-level="4">7.1 Reassign partitions, Retention</text:h>
      <text:p text:style-name="P115">Modifier le nombre de partitions de position à 8</text:p>
      <text:p text:style-name="P117">Vérifier avec </text:p>
      <text:p text:style-name="P128">./kafka-topics.sh --zookeeper localhost:2181 --describe --topic position</text:p>
      <text:p text:style-name="P115">Ajouter un nouveau broker dans le cluster.</text:p>
      <text:p text:style-name="P117">Réexécuter la commande</text:p>
      <text:p text:style-name="P128">./kafka-topics.sh --zookeeper localhost:2181 --describe --topic position</text:p>
      <text:p text:style-name="P115"/>
      <text:p text:style-name="P25"><text:span text:style-name="T67">Effectuer une réaffectation des partitions </text:span><text:span text:style-name="T70">en 3 étapes</text:span></text:p>
      <text:p text:style-name="P115"/>
      <text:p text:style-name="P116">Visualiser les segments et apprécier la taille</text:p>
      <text:p text:style-name="P25"><text:span text:style-name="T67">Diminuer le </text:span><text:span text:style-name="T17">retention.bytes</text:span><text:span text:style-name="T67"> à une taille inférieure et visualiser les conséquences</text:span></text:p>
      <text:p text:style-name="P115"/>
      <text:h text:style-name="P161" text:outline-level="4"><text:soft-page-break/><text:span text:style-name="T107">7.</text:span><text:span text:style-name="T108">2</text:span><text:span text:style-name="T107"> R</text:span><text:span text:style-name="T108">olling restart</text:span></text:h>
      <text:p text:style-name="P118">Sous charge, effectuer un redémarrage d’un broker.</text:p>
      <text:p text:style-name="P118">Vérifier l’état de l’ISR</text:p>
      <text:h text:style-name="P162" text:outline-level="4"><text:span text:style-name="T109">7.</text:span><text:span text:style-name="T110">3</text:span><text:span text:style-name="T109"> </text:span><text:span text:style-name="T110">Mise en place de SSL</text:span></text:h>
      <text:p text:style-name="P137"><text:span text:style-name="T33">Travailler</text:span><text:span text:style-name="T99"> </text:span><text:span text:style-name="T33">dans un nouveau répertoire </text:span><text:span text:style-name="T36">ssl</text:span></text:p>
      <text:p text:style-name="P144"># <text:s/>Créer son propre CA (Certificate Authority)</text:p>
      <text:p text:style-name="P143">openssl req -new -newkey rsa:4096 -days 365 -x509 -subj "/CN=localhost" -keyout ca-key -out ca-cert -nodes</text:p>
      <text:p text:style-name="P144"># Générer une paire clé publique/privé pour chaque serveur</text:p>
      <text:p text:style-name="P143">keytool -keystore server.keystore.jks -alias localhost -validity 365 -genkey -keyalg RSA -storetype pkcs12</text:p>
      <text:p text:style-name="P144"># Create Certificate signed request (CSR):</text:p>
      <text:p text:style-name="P143">keytool -keystore server.keystore.jks -certreq -file cert-file -storepass secret -keypass secret -alias localhost</text:p>
      <text:p text:style-name="P144"># Générer le CSR signé avec le CA</text:p>
      <text:p text:style-name="P143">openssl x509 -req -CA ca-cert -CAkey ca-key -in cert-file -out cert-file-signed -days 365 -CAcreateserial -passin pass:secret</text:p>
      <text:p text:style-name="P144"># Importer le certifcat CA dans le KeyStore serveur</text:p>
      <text:p text:style-name="P143">keytool -keystore server.keystore.jks -alias CARoot -import -file ca-cert -storepass secret -keypass secret -noprompt</text:p>
      <text:p text:style-name="P144"># Importer Signed CSR dans le KeyStore</text:p>
      <text:p text:style-name="P143">keytool -keystore server.keystore.jks -import -file cert-file-signed -storepass secret -keypass secret -noprompt -alias localhost</text:p>
      <text:p text:style-name="P144"># Importer le certificat CA dans le TrustStore serveur</text:p>
      <text:p text:style-name="P143">keytool -keystore server.truststore.jks -alias CARoot -import -file ca-cert -storepass secret -keypass secret -noprompt</text:p>
      <text:p text:style-name="P119"/>
      <text:p text:style-name="P138">#Importer le CA dans le client</text:p>
      <text:p text:style-name="P139">keytool -keystore client.truststore.jks -alias CARoot -import -file ca-cert -storepass secret -keypass secret -noprompt</text:p>
      <text:p text:style-name="P119"/>
      <text:p text:style-name="P121">Configurer le listener SSL et les propriétés SSL suivante dans <text:span text:style-name="T1">server.properties</text:span></text:p>
      <text:p text:style-name="P145"><text:span text:style-name="T1">ssl.keystore.location=/home/dthibau/Formations/Kafka/github/solutions/ssl/server.keystore.jks</text:span></text:p>
      <text:p text:style-name="P145"><text:span text:style-name="T1">ssl.keystore.password=secret</text:span></text:p>
      <text:p text:style-name="P145"><text:span text:style-name="T1">ssl.key.password=secret</text:span></text:p>
      <text:p text:style-name="P145"><text:span text:style-name="T1">ssl.truststore.location=/home/dthibau/Formations/Kafka/github/solutions/ssl/server.truststore.jks</text:span></text:p>
      <text:p text:style-name="P145"><text:span text:style-name="T1">ssl.truststore.password=secret</text:span></text:p>
      <text:p text:style-name="P145"><text:span text:style-name="T1">security.inter.broker.protocol=SSL</text:span></text:p>
      <text:p text:style-name="P145"><text:span text:style-name="T1">ssl.endpoint.identification.algorithm=</text:span></text:p>
      <text:p text:style-name="P145"><text:span text:style-name="T1">ssl.client.auth=none</text:span></text:p>
      <text:p text:style-name="P145"><text:span text:style-name="T1"/></text:p>
      <text:p text:style-name="P140">Démarrer le cluster kafka <text:span text:style-name="T117">et vérifier son bon démarrages</text:span></text:p>
      <text:p text:style-name="P140"/>
      <text:p text:style-name="P141">Mettre au point un fichier <text:span text:style-name="T8">client-ssl.properties</text:span> avec :</text:p>
      <text:p text:style-name="P146">security.protocol=SSL</text:p>
      <text:p text:style-name="P146">ssl.truststore.location=/home/dthibau/Formations/Kafka/github/solutions/ssl/client.truststore.jks</text:p>
      <text:p text:style-name="P146">ssl.truststore.password=secret</text:p>
      <text:p text:style-name="P146"/>
      <text:p text:style-name="P142">Vérifier la connexion cliente avec par exemple</text:p>
      <text:p text:style-name="P142"><text:span text:style-name="T121">./kafka-console-producer.sh --broker-list localhost:9192 --topic ssl <text:line-break/> <text:s text:c="3"/>--producer.config client-ssl.properties</text:span> </text:p>
      <text:h text:style-name="P163" text:outline-level="4"><text:soft-page-break/><text:span text:style-name="T100">7.</text:span><text:span text:style-name="T105">4</text:span><text:span text:style-name="T100"> </text:span><text:span text:style-name="T102">Mise en place m</text:span><text:span text:style-name="T101">onitoring Prom</text:span><text:span text:style-name="T103">e</text:span><text:span text:style-name="T101">theus, Grafana</text:span></text:h>
      <text:p text:style-name="P59"><text:span text:style-name="T34">Dans</text:span><text:span text:style-name="T106"> </text:span><text:span text:style-name="T34">un premier temps, démarré une </text:span><text:span text:style-name="T36">J</text:span><text:span text:style-name="T35">C</text:span><text:span text:style-name="T36">onsole</text:span><text:span text:style-name="T34"> et visualiser les Mbeans des brokers, consommateurs et producteurs</text:span></text:p>
      <text:p text:style-name="P132"/>
      <text:p text:style-name="P27"><text:span text:style-name="T96">Dans un répertoire de travail </text:span><text:span text:style-name="T97">prom</text:span><text:span text:style-name="T98">e</text:span><text:span text:style-name="T97">theus</text:span></text:p>
      <text:p text:style-name="P61"/>
      <text:p text:style-name="P61"><text:span text:style-name="T84">wget </text:span><text:a xlink:type="simple" xlink:href="https://repo1.maven.org/maven2/io/prometheus/jmx/jmx_prometheus_javaagent/0.6/jmx_prometheus_javaagent-0.6.jar" text:style-name="Internet_20_link" text:visited-style-name="Visited_20_Internet_20_Link"><text:span text:style-name="T84">https://repo1.maven.org/maven2/io/prometheus/jmx/jmx_prometheus_javaagent/0.6/jmx_prometheus_javaagent-0.6.jar</text:span></text:a></text:p>
      <text:p text:style-name="P61"><text:span text:style-name="T84">wget </text:span><text:a xlink:type="simple" xlink:href="https://raw.githubusercontent.com/prometheus/jmx_exporter/master/example_configs/kafka-2_0_0.yml" text:style-name="Internet_20_link" text:visited-style-name="Visited_20_Internet_20_Link"><text:span text:style-name="T84">https://raw.githubusercontent.com/prometheus/jmx_exporter/master/example_configs/kafka-2_0_0.yml</text:span></text:a></text:p>
      <text:p text:style-name="P61">Modifier le script de démarrage du cluster afin de positionner l’agent Prom<text:span text:style-name="T112">e</text:span>theus :</text:p>
      <text:p text:style-name="P34">KAFKA_OPTS="$KAFKA_OPTS -javaagent:$PWD/jmx_prometheus_javaagent-0.2.0.jar=<text:span text:style-name="T25">7071</text:span>:$PWD/kafka-0-8-2.yml" \</text:p>
      <text:p text:style-name="P34"><text:s text:c="2"/>./bin/kafka-server-start.sh config/server.properties</text:p>
      <text:p text:style-name="P62">Attention, Modifier le port pour chaque broker </text:p>
      <text:p text:style-name="P62"/>
      <text:p text:style-name="P63"><text:span text:style-name="T111">Redémarrer le cluster et vérifier </text:span><text:a xlink:type="simple" xlink:href="http://localhost:7071/metrics" text:style-name="Internet_20_link" text:visited-style-name="Visited_20_Internet_20_Link"><text:span text:style-name="T42">http://localhost:7071/metrics</text:span></text:a></text:p>
      <text:p text:style-name="P120">Récupérer et démarrer un serveur prometheus</text:p>
      <text:p text:style-name="P80">wget https://github.com/prometheus/prometheus/releases/download/v2.0.0/prometheus-2.0.0.linux-amd64.tar.gz</text:p>
      <text:p text:style-name="P80">tar -xzf prometheus-*.tar.gz</text:p>
      <text:p text:style-name="P80">cd prometheus-*</text:p>
      <text:p text:style-name="P80">cat &lt;&lt;'EOF' &gt; prometheus.yml</text:p>
      <text:p text:style-name="P80">global:</text:p>
      <text:p text:style-name="P80"><text:s/>scrape_interval: 10s</text:p>
      <text:p text:style-name="P80"><text:s/>evaluation_interval: 10s</text:p>
      <text:p text:style-name="P80">scrape_configs:</text:p>
      <text:p text:style-name="P80"><text:s/>- job_name: 'kafka'</text:p>
      <text:p text:style-name="P80"><text:s text:c="3"/>static_configs:</text:p>
      <text:p text:style-name="P80"><text:s text:c="4"/>- targets:</text:p>
      <text:p text:style-name="P80"><text:s text:c="6"/>- localhost:7071</text:p>
      <text:p text:style-name="P81"><text:s text:c="6"/>- <text:span text:style-name="T112">localhost:7072<text:line-break/> <text:s text:c="5"/>- localhost:7073<text:line-break/> <text:s text:c="5"/>- localhost:7074</text:span></text:p>
      <text:p text:style-name="P80">EOF</text:p>
      <text:p text:style-name="P80">./prometheus</text:p>
      <text:p text:style-name="P26"/>
      <text:p text:style-name="P26">Récupérer et démarrer un serveur Grafana </text:p>
      <text:p text:style-name="P80">sudo apt-get install -y adduser libfontconfig1</text:p>
      <text:p text:style-name="P80">wget https://dl.grafana.com/oss/release/grafana_7.4.3_amd64.deb</text:p>
      <text:p text:style-name="P80"><text:soft-page-break/>sudo dpkg -i grafana_7.4.3_amd64.deb</text:p>
      <text:p text:style-name="P80"/>
      <text:p text:style-name="P80">sudo /bin/systemctl start grafana-server</text:p>
      <text:p text:style-name="P26">Accéder à <text:a xlink:type="simple" xlink:href="http://localhost:3000/" text:style-name="Internet_20_link" text:visited-style-name="Visited_20_Internet_20_Link">http://localhost:3000</text:a> avec <text:span text:style-name="T8">admin/admin</text:span></text:p>
      <text:p text:style-name="P26">Déclarer la datasource Prometheus </text:p>
      <text:p text:style-name="P26">Importer le tableau de bord : <text:a xlink:type="simple" xlink:href="https://grafana.com/grafana/dashboards/721" text:style-name="Internet_20_link" text:visited-style-name="Visited_20_Internet_20_Link">https://grafana.com/grafana/dashboards/721</text:a></text:p>
      <text:p text:style-name="P26">Les métriques des brokers devraient s’afficher</text:p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inconsolata" svg:font-family="inconsolata, sans-serif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1-03-18T18:14:29.532521927</dc:date>
    <meta:editing-duration>P15DT23H27M19S</meta:editing-duration>
    <meta:editing-cycles>235</meta:editing-cycles>
    <meta:generator>LibreOffice/6.0.7.3$Linux_X86_64 LibreOffice_project/00m0$Build-3</meta:generator>
    <meta:document-statistic meta:table-count="0" meta:image-count="0" meta:object-count="0" meta:page-count="11" meta:paragraph-count="263" meta:word-count="1950" meta:character-count="14640" meta:non-whitespace-character-count="12948"/>
  </office:meta>
</office:document-meta>
</file>